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773cm"/>
    </style:style>
    <style:style style:name="co2" style:family="table-column">
      <style:table-column-properties fo:break-before="auto" style:column-width="4.087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12cm"/>
    </style:style>
    <style:style style:name="co8" style:family="table-column">
      <style:table-column-properties fo:break-before="auto" style:column-width="2.604cm"/>
    </style:style>
    <style:style style:name="co9" style:family="table-column">
      <style:table-column-properties fo:break-before="auto" style:column-width="1.757cm"/>
    </style:style>
    <style:style style:name="co10" style:family="table-column">
      <style:table-column-properties fo:break-before="auto" style:column-width="3.634cm"/>
    </style:style>
    <style:style style:name="co11" style:family="table-column">
      <style:table-column-properties fo:break-before="auto" style:column-width="2.847cm"/>
    </style:style>
    <style:style style:name="co12" style:family="table-column">
      <style:table-column-properties fo:break-before="auto" style:column-width="2.619cm"/>
    </style:style>
    <style:style style:name="co13" style:family="table-column">
      <style:table-column-properties fo:break-before="auto" style:column-width="4.283cm"/>
    </style:style>
    <style:style style:name="co14" style:family="table-column">
      <style:table-column-properties fo:break-before="auto" style:column-width="3.39cm"/>
    </style:style>
    <style:style style:name="co15" style:family="table-column">
      <style:table-column-properties fo:break-before="auto" style:column-width="3.209cm"/>
    </style:style>
    <style:style style:name="co16" style:family="table-column">
      <style:table-column-properties fo:break-before="auto" style:column-width="3.346cm"/>
    </style:style>
    <style:style style:name="co17" style:family="table-column">
      <style:table-column-properties fo:break-before="auto" style:column-width="3.542cm"/>
    </style:style>
    <style:style style:name="co18" style:family="table-column">
      <style:table-column-properties fo:break-before="auto" style:column-width="3.965cm"/>
    </style:style>
    <style:style style:name="co19" style:family="table-column">
      <style:table-column-properties fo:break-before="auto" style:column-width="3.24cm"/>
    </style:style>
    <style:style style:name="co20" style:family="table-column">
      <style:table-column-properties fo:break-before="auto" style:column-width="3.254cm"/>
    </style:style>
    <style:style style:name="co21" style:family="table-column">
      <style:table-column-properties fo:break-before="auto" style:column-width="3.829cm"/>
    </style:style>
    <style:style style:name="co22" style:family="table-column">
      <style:table-column-properties fo:break-before="auto" style:column-width="2.226cm"/>
    </style:style>
    <style:style style:name="co23" style:family="table-column">
      <style:table-column-properties fo:break-before="auto" style:column-width="2.679cm"/>
    </style:style>
    <style:style style:name="co24" style:family="table-column">
      <style:table-column-properties fo:break-before="auto" style:column-width="4.314cm"/>
    </style:style>
    <style:style style:name="co25" style:family="table-column">
      <style:table-column-properties fo:break-before="auto" style:column-width="5.009cm"/>
    </style:style>
    <style:style style:name="co26" style:family="table-column">
      <style:table-column-properties fo:break-before="auto" style:column-width="3.754cm"/>
    </style:style>
    <style:style style:name="co27" style:family="table-column">
      <style:table-column-properties fo:break-before="auto" style:column-width="3.724cm"/>
    </style:style>
    <style:style style:name="co28" style:family="table-column">
      <style:table-column-properties fo:break-before="auto" style:column-width="2.438cm"/>
    </style:style>
    <style:style style:name="co29" style:family="table-column">
      <style:table-column-properties fo:break-before="auto" style:column-width="2.997cm"/>
    </style:style>
    <style:style style:name="co30" style:family="table-column">
      <style:table-column-properties fo:break-before="auto" style:column-width="2.937cm"/>
    </style:style>
    <style:style style:name="co31" style:family="table-column">
      <style:table-column-properties fo:break-before="auto" style:column-width="3.875cm"/>
    </style:style>
    <style:style style:name="co32" style:family="table-column">
      <style:table-column-properties fo:break-before="auto" style:column-width="3.618cm"/>
    </style:style>
    <style:style style:name="co33" style:family="table-column">
      <style:table-column-properties fo:break-before="auto" style:column-width="4.133cm"/>
    </style:style>
    <style:style style:name="co34" style:family="table-column">
      <style:table-column-properties fo:break-before="auto" style:column-width="2.258cm"/>
    </style:style>
    <style:style style:name="co35" style:family="table-column">
      <style:table-column-properties fo:break-before="auto" style:column-width="5.327cm"/>
    </style:style>
    <style:style style:name="co36" style:family="table-column">
      <style:table-column-properties fo:break-before="auto" style:column-width="14.2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7" table:default-cell-style-name="ce1"/>
        <table:table-column table:style-name="co18" table:default-cell-style-name="ce1"/>
        <table:table-column table:style-name="co19" table:default-cell-style-name="ce1"/>
        <table:table-column table:style-name="co6" table:default-cell-style-name="ce1"/>
        <table:table-column table:style-name="co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4" table:default-cell-style-name="ce1"/>
        <table:table-column table:style-name="co36" table:default-cell-style-name="ce1"/>
        <table:table-column table:style-name="co34" table:number-columns-repeated="958" table:default-cell-style-name="ce1"/>
        <table:table-row table:style-name="ro1">
          <table:table-cell office:value-type="string" calcext:value-type="string">
            <text:p>キャラクター名</text:p>
          </table:table-cell>
          <table:table-cell/>
          <table:table-cell office:value-type="string" calcext:value-type="string">
            <text:p>"聖サタニック女学院",</text:p>
          </table:table-cell>
          <table:table-cell office:value-type="string" calcext:value-type="string">
            <text:p>"エターナルクロノス",</text:p>
          </table:table-cell>
          <table:table-cell office:value-type="string" calcext:value-type="string">
            <text:p>"Blader",</text:p>
          </table:table-cell>
          <table:table-cell office:value-type="string" calcext:value-type="string">
            <text:p>"超魔道列伝",</text:p>
          </table:table-cell>
          <table:table-cell office:value-type="string" calcext:value-type="string">
            <text:p>"幻魔特区",</text:p>
          </table:table-cell>
          <table:table-cell office:value-type="string" calcext:value-type="string">
            <text:p>"覇眼戦線",</text:p>
          </table:table-cell>
          <table:table-cell office:value-type="string" calcext:value-type="string">
            <text:p>"Abyss Code",</text:p>
          </table:table-cell>
          <table:table-cell office:value-type="string" calcext:value-type="string">
            <text:p>"天上岬",</text:p>
          </table:table-cell>
          <table:table-cell office:value-type="string" calcext:value-type="string">
            <text:p>"双翼のロストエデン",</text:p>
          </table:table-cell>
          <table:table-cell office:value-type="string" calcext:value-type="string">
            <text:p>"八百万神秘譚",</text:p>
          </table:table-cell>
          <table:table-cell office:value-type="string" calcext:value-type="string">
            <text:p>"黄昏メアレス",</text:p>
          </table:table-cell>
          <table:table-cell office:value-type="string" calcext:value-type="string">
            <text:p>"クロム・マグナ魔道学園",</text:p>
          </table:table-cell>
          <table:table-cell office:value-type="string" calcext:value-type="string">
            <text:p>"空戦のドルキマス",</text:p>
          </table:table-cell>
          <table:table-cell office:value-type="string" calcext:value-type="string">
            <text:p>"古の森の千年桜",</text:p>
          </table:table-cell>
          <table:table-cell office:value-type="string" calcext:value-type="string">
            <text:p>"訣別のクロニクル",</text:p>
          </table:table-cell>
          <table:table-cell office:value-type="string" calcext:value-type="string">
            <text:p>"追憶のレディアント",</text:p>
          </table:table-cell>
          <table:table-cell office:value-type="string" calcext:value-type="string">
            <text:p>"神竜降臨",</text:p>
          </table:table-cell>
          <table:table-cell office:value-type="string" calcext:value-type="string">
            <text:p>"聖なる空のエステレラ",</text:p>
          </table:table-cell>
          <table:table-cell office:value-type="string" calcext:value-type="string">
            <text:p>"その光は淡く碧く",</text:p>
          </table:table-cell>
          <table:table-cell office:value-type="string" calcext:value-type="string">
            <text:p>"魔轟三鉄傑",</text:p>
          </table:table-cell>
          <table:table-cell office:value-type="string" calcext:value-type="string">
            <text:p>"桃娘伝",</text:p>
          </table:table-cell>
          <table:table-cell office:value-type="string" calcext:value-type="string">
            <text:p>"ショコラフォレスト",</text:p>
          </table:table-cell>
          <table:table-cell office:value-type="string" calcext:value-type="string">
            <text:p>"響命クロスディライブ",</text:p>
          </table:table-cell>
          <table:table-cell office:value-type="string" calcext:value-type="string">
            <text:p>"喰牙RIZE",</text:p>
          </table:table-cell>
          <table:table-cell office:value-type="string" calcext:value-type="string">
            <text:p>"夏に咲く君へ",</text:p>
          </table:table-cell>
          <table:table-cell office:value-type="string" calcext:value-type="string">
            <text:p>"シュガーレスバンビーナ",</text:p>
          </table:table-cell>
          <table:table-cell office:value-type="string" calcext:value-type="string">
            <text:p>"眠れる遺跡のアウトランダー",</text:p>
          </table:table-cell>
          <table:table-cell office:value-type="string" calcext:value-type="string">
            <text:p>"Birth Of New Order",</text:p>
          </table:table-cell>
          <table:table-cell office:value-type="string" calcext:value-type="string">
            <text:p>"夢現のMARELESS",</text:p>
          </table:table-cell>
          <table:table-cell office:value-type="string" calcext:value-type="string">
            <text:p>"FairyChord",</text:p>
          </table:table-cell>
          <table:table-cell office:value-type="string" calcext:value-type="string">
            <text:p>"ぽっ！かみさま",</text:p>
          </table:table-cell>
          <table:table-cell office:value-type="string" calcext:value-type="string">
            <text:p>"神都ピカレスク",</text:p>
          </table:table-cell>
          <table:table-cell office:value-type="string" calcext:value-type="string">
            <text:p>"アンダーナイトテイル",</text:p>
          </table:table-cell>
          <table:table-cell office:value-type="string" calcext:value-type="string">
            <text:p>"エニグマフラワーズ",</text:p>
          </table:table-cell>
          <table:table-cell office:value-type="string" calcext:value-type="string">
            <text:p>"アレス・ザ・ヴァンガード"</text:p>
          </table:table-cell>
          <table:table-cell table:number-columns-repeated="3"/>
          <table:table-cell office:value-type="string" calcext:value-type="string">
            <text:p>URL</text:p>
          </table:table-cell>
          <table:table-cell table:number-columns-repeated="958"/>
        </table:table-row>
        <table:table-row table:style-name="ro1">
          <table:table-cell office:value-type="string" calcext:value-type="string">
            <text:p>ヴァッカリオ</text:p>
          </table:table-cell>
          <table:table-cell office:value-type="string" calcext:value-type="string">
            <text:p>[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]&amp;&quot;&quot;&quot;&quot;&amp;&quot;]&quot;" office:value-type="string" office:string-value="[&quot;ヴァッカリオ&quot;]" calcext:value-type="string">
            <text:p>["ヴァッカリオ"]</text:p>
          </table:table-cell>
          <table:table-cell office:value-type="string" calcext:value-type="string">
            <text:p>["#"],"</text:p>
          </table:table-cell>
          <table:table-cell table:style-name="Default" office:value-type="string" calcext:value-type="string">
            <text:p>LzFWUm_card_14558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ポロニオ</text:p>
          </table:table-cell>
          <table:table-cell office:value-type="string" calcext:value-type="string">
            <text:p>[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3]&amp;&quot;&quot;&quot;&quot;&amp;&quot;]&quot;" office:value-type="string" office:string-value="[&quot;アポロニオ&quot;]" calcext:value-type="string">
            <text:p>["アポロニオ"]</text:p>
          </table:table-cell>
          <table:table-cell office:value-type="string" calcext:value-type="string">
            <text:p>["#"],"</text:p>
          </table:table-cell>
          <table:table-cell table:style-name="Default" office:value-type="string" calcext:value-type="string">
            <text:p>X4Rgsx_card_15052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ネーレイス</text:p>
          </table:table-cell>
          <table:table-cell office:value-type="string" calcext:value-type="string">
            <text:p>[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4]&amp;&quot;&quot;&quot;&quot;&amp;&quot;]&quot;" office:value-type="string" office:string-value="[&quot;ネーレイス&quot;]" calcext:value-type="string">
            <text:p>["ネーレイス"]</text:p>
          </table:table-cell>
          <table:table-cell office:value-type="string" calcext:value-type="string">
            <text:p>["#"],"</text:p>
          </table:table-cell>
          <table:table-cell table:style-name="Default" office:value-type="string" calcext:value-type="string">
            <text:p>X4Rgsx_card_15058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エウブレナ</text:p>
          </table:table-cell>
          <table:table-cell office:value-type="string" calcext:value-type="string">
            <text:p>[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5]&amp;&quot;&quot;&quot;&quot;&amp;&quot;]&quot;" office:value-type="string" office:string-value="[&quot;エウブレナ&quot;]" calcext:value-type="string">
            <text:p>["エウブレナ"]</text:p>
          </table:table-cell>
          <table:table-cell office:value-type="string" calcext:value-type="string">
            <text:p>["#"],"</text:p>
          </table:table-cell>
          <table:table-cell table:style-name="Default" office:value-type="string" calcext:value-type="string">
            <text:p>LzFWUm_card_1455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リベルティーナ</text:p>
          </table:table-cell>
          <table:table-cell office:value-type="string" calcext:value-type="string">
            <text:p>[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6]&amp;&quot;&quot;&quot;&quot;&amp;&quot;]&quot;" office:value-type="string" office:string-value="[&quot;リベルティーナ&quot;]" calcext:value-type="string">
            <text:p>["リベルティーナ"]</text:p>
          </table:table-cell>
          <table:table-cell office:value-type="string" calcext:value-type="string">
            <text:p>["#"],"</text:p>
          </table:table-cell>
          <table:table-cell table:style-name="Default" office:value-type="string" calcext:value-type="string">
            <text:p>X4Rgsx_card_1505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レイシア</text:p>
          </table:table-cell>
          <table:table-cell office:value-type="string" calcext:value-type="string">
            <text:p>[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7]&amp;&quot;&quot;&quot;&quot;&amp;&quot;]&quot;" office:value-type="string" office:string-value="[&quot;アレイシア&quot;]" calcext:value-type="string">
            <text:p>["アレイシア"]</text:p>
          </table:table-cell>
          <table:table-cell office:value-type="string" calcext:value-type="string">
            <text:p>["#"],"</text:p>
          </table:table-cell>
          <table:table-cell table:style-name="Default" office:value-type="string" calcext:value-type="string">
            <text:p>LzFWUm_card_14552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エニグマチューリップ</text:p>
          </table:table-cell>
          <table:table-cell office:value-type="string" calcext:value-type="string">
            <text:p>[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8]&amp;&quot;&quot;&quot;&quot;&amp;&quot;]&quot;" office:value-type="string" office:string-value="[&quot;エニグマチューリップ&quot;]" calcext:value-type="string">
            <text:p>["エニグマチューリップ"]</text:p>
          </table:table-cell>
          <table:table-cell office:value-type="string" calcext:value-type="string">
            <text:p>["#"],"</text:p>
          </table:table-cell>
          <table:table-cell table:style-name="Default" office:value-type="string" calcext:value-type="string">
            <text:p>NeD7WC_card_14671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エニグマサンフラワー</text:p>
          </table:table-cell>
          <table:table-cell office:value-type="string" calcext:value-type="string">
            <text:p>[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9]&amp;&quot;&quot;&quot;&quot;&amp;&quot;]&quot;" office:value-type="string" office:string-value="[&quot;エニグマサンフラワー&quot;]" calcext:value-type="string">
            <text:p>["エニグマサンフラワー"]</text:p>
          </table:table-cell>
          <table:table-cell office:value-type="string" calcext:value-type="string">
            <text:p>["#"],"</text:p>
          </table:table-cell>
          <table:table-cell table:style-name="Default" office:value-type="string" calcext:value-type="string">
            <text:p>NeD7WC_card_14662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エニグマモーニンググローリー</text:p>
          </table:table-cell>
          <table:table-cell office:value-type="string" calcext:value-type="string">
            <text:p>[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0]&amp;&quot;&quot;&quot;&quot;&amp;&quot;]&quot;" office:value-type="string" office:string-value="[&quot;エニグマモーニンググローリー&quot;]" calcext:value-type="string">
            <text:p>["エニグマモーニンググローリー"]</text:p>
          </table:table-cell>
          <table:table-cell office:value-type="string" calcext:value-type="string">
            <text:p>["#"],"</text:p>
          </table:table-cell>
          <table:table-cell table:style-name="Default" office:value-type="string" calcext:value-type="string">
            <text:p>NeD7WC_card_1466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エニグマクローバー</text:p>
          </table:table-cell>
          <table:table-cell office:value-type="string" calcext:value-type="string">
            <text:p>[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1]&amp;&quot;&quot;&quot;&quot;&amp;&quot;]&quot;" office:value-type="string" office:string-value="[&quot;エニグマクローバー&quot;]" calcext:value-type="string">
            <text:p>["エニグマクローバー"]</text:p>
          </table:table-cell>
          <table:table-cell office:value-type="string" calcext:value-type="string">
            <text:p>["#"],"</text:p>
          </table:table-cell>
          <table:table-cell table:style-name="Default" office:value-type="string" calcext:value-type="string">
            <text:p>NeD7WC_card_14668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エニグマブラックリリー</text:p>
          </table:table-cell>
          <table:table-cell office:value-type="string" calcext:value-type="string">
            <text:p>[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2]&amp;&quot;&quot;&quot;&quot;&amp;&quot;]&quot;" office:value-type="string" office:string-value="[&quot;エニグマブラックリリー&quot;]" calcext:value-type="string">
            <text:p>["エニグマブラックリリー"]</text:p>
          </table:table-cell>
          <table:table-cell office:value-type="string" calcext:value-type="string">
            <text:p>["#"],"</text:p>
          </table:table-cell>
          <table:table-cell table:style-name="Default" office:value-type="string" calcext:value-type="string">
            <text:p>NeD7WC_card_1467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エニグマチェリー</text:p>
          </table:table-cell>
          <table:table-cell office:value-type="string" calcext:value-type="string">
            <text:p>[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3]&amp;&quot;&quot;&quot;&quot;&amp;&quot;]&quot;" office:value-type="string" office:string-value="[&quot;エニグマチェリー&quot;]" calcext:value-type="string">
            <text:p>["エニグマチェリー"]</text:p>
          </table:table-cell>
          <table:table-cell office:value-type="string" calcext:value-type="string">
            <text:p>["#"],"</text:p>
          </table:table-cell>
          <table:table-cell table:style-name="Default" office:value-type="string" calcext:value-type="string">
            <text:p>NeD7WC_card_1465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table:style-name="Default" office:value-type="string" calcext:value-type="string">
            <text:p>メメリー</text:p>
          </table:table-cell>
          <table:table-cell office:value-type="string" calcext:value-type="string">
            <text:p>[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4]&amp;&quot;&quot;&quot;&quot;&amp;&quot;]&quot;" office:value-type="string" office:string-value="[&quot;メメリー&quot;]" calcext:value-type="string">
            <text:p>["メメリー"]</text:p>
          </table:table-cell>
          <table:table-cell office:value-type="string" calcext:value-type="string">
            <text:p>["#"],"</text:p>
          </table:table-cell>
          <table:table-cell table:style-name="Default" office:value-type="string" calcext:value-type="string">
            <text:p>7Ck6x9_card_14501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ピノキオ</text:p>
          </table:table-cell>
          <table:table-cell office:value-type="string" calcext:value-type="string">
            <text:p>[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5]&amp;&quot;&quot;&quot;&quot;&amp;&quot;]&quot;" office:value-type="string" office:string-value="[&quot;ピノキオ&quot;]" calcext:value-type="string">
            <text:p>["ピノキオ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7Ck6x9_card_1449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リコラ</text:p>
          </table:table-cell>
          <table:table-cell office:value-type="string" calcext:value-type="string">
            <text:p>[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6]&amp;&quot;&quot;&quot;&quot;&amp;&quot;]&quot;" office:value-type="string" office:string-value="[&quot;リコラ&quot;]" calcext:value-type="string">
            <text:p>["リコラ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7Ck6x9_card_1449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ーシュ</text:p>
          </table:table-cell>
          <table:table-cell office:value-type="string" calcext:value-type="string">
            <text:p>[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7]&amp;&quot;&quot;&quot;&quot;&amp;&quot;]&quot;" office:value-type="string" office:string-value="[&quot;アーシュ&quot;]" calcext:value-type="string">
            <text:p>["アーシュ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7Ck6x9_card_1449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トルテ</text:p>
          </table:table-cell>
          <table:table-cell office:value-type="string" calcext:value-type="string">
            <text:p>[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8]&amp;&quot;&quot;&quot;&quot;&amp;&quot;]&quot;" office:value-type="string" office:string-value="[&quot;トルテ&quot;]" calcext:value-type="string">
            <text:p>["トルテ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129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スノウ</text:p>
          </table:table-cell>
          <table:table-cell office:value-type="string" calcext:value-type="string">
            <text:p>[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9]&amp;&quot;&quot;&quot;&quot;&amp;&quot;]&quot;" office:value-type="string" office:string-value="[&quot;スノウ&quot;]" calcext:value-type="string">
            <text:p>["スノウ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7Ck6x9_card_1449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ストル</text:p>
          </table:table-cell>
          <table:table-cell office:value-type="string" calcext:value-type="string">
            <text:p>[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0]&amp;&quot;&quot;&quot;&quot;&amp;&quot;]&quot;" office:value-type="string" office:string-value="[&quot;ストル&quot;]" calcext:value-type="string">
            <text:p>["スト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1298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ちゆう</text:p>
          </table:table-cell>
          <table:table-cell office:value-type="string" calcext:value-type="string">
            <text:p>[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1]&amp;&quot;&quot;&quot;&quot;&amp;&quot;]&quot;" office:value-type="string" office:string-value="[&quot;ちゆう&quot;]" calcext:value-type="string">
            <text:p>["ちゆう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yU3Mg4_card_14340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ケネス</text:p>
          </table:table-cell>
          <table:table-cell office:value-type="string" calcext:value-type="string">
            <text:p>[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2]&amp;&quot;&quot;&quot;&quot;&amp;&quot;]&quot;" office:value-type="string" office:string-value="[&quot;ケネス&quot;]" calcext:value-type="string">
            <text:p>["ケネス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305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リーリャ</text:p>
          </table:table-cell>
          <table:table-cell office:value-type="string" calcext:value-type="string">
            <text:p>[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3]&amp;&quot;&quot;&quot;&quot;&amp;&quot;]&quot;" office:value-type="string" office:string-value="[&quot;リーリャ&quot;]" calcext:value-type="string">
            <text:p>["リーリャ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yU3Mg4_card_1433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ギャスパー</text:p>
          </table:table-cell>
          <table:table-cell office:value-type="string" calcext:value-type="string">
            <text:p>[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4]&amp;&quot;&quot;&quot;&quot;&amp;&quot;]&quot;" office:value-type="string" office:string-value="[&quot;ギャスパー&quot;]" calcext:value-type="string">
            <text:p>["ギャスパー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3062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桃花</text:p>
          </table:table-cell>
          <table:table-cell office:value-type="string" calcext:value-type="string">
            <text:p>[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5]&amp;&quot;&quot;&quot;&quot;&amp;&quot;]&quot;" office:value-type="string" office:string-value="[&quot;桃花&quot;]" calcext:value-type="string">
            <text:p>["桃花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306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今久留主好介</text:p>
          </table:table-cell>
          <table:table-cell office:value-type="string" calcext:value-type="string">
            <text:p>[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6]&amp;&quot;&quot;&quot;&quot;&amp;&quot;]&quot;" office:value-type="string" office:string-value="[&quot;今久留主好介&quot;]" calcext:value-type="string">
            <text:p>["今久留主好介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yU3Mg4_card_1433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コロッココ</text:p>
          </table:table-cell>
          <table:table-cell office:value-type="string" calcext:value-type="string">
            <text:p>[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7]&amp;&quot;&quot;&quot;&quot;&amp;&quot;]&quot;" office:value-type="string" office:string-value="[&quot;コロッココ&quot;]" calcext:value-type="string">
            <text:p>["コロッココ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FKew2i_card_1403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グレイス</text:p>
          </table:table-cell>
          <table:table-cell office:value-type="string" calcext:value-type="string">
            <text:p>[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8]&amp;&quot;&quot;&quot;&quot;&amp;&quot;]&quot;" office:value-type="string" office:string-value="[&quot;グレイス&quot;]" calcext:value-type="string">
            <text:p>["グレイス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Rb46Ag_card_13532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リュディ</text:p>
          </table:table-cell>
          <table:table-cell office:value-type="string" calcext:value-type="string">
            <text:p>[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9]&amp;&quot;&quot;&quot;&quot;&amp;&quot;]&quot;" office:value-type="string" office:string-value="[&quot;リュディ&quot;]" calcext:value-type="string">
            <text:p>["リュディ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163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リザ</text:p>
          </table:table-cell>
          <table:table-cell office:value-type="string" calcext:value-type="string">
            <text:p>[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30]&amp;&quot;&quot;&quot;&quot;&amp;&quot;]&quot;" office:value-type="string" office:string-value="[&quot;リザ&quot;]" calcext:value-type="string">
            <text:p>["リザ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1638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シーヴル</text:p>
          </table:table-cell>
          <table:table-cell office:value-type="string" calcext:value-type="string">
            <text:p>[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31]&amp;&quot;&quot;&quot;&quot;&amp;&quot;]&quot;" office:value-type="string" office:string-value="[&quot;シーヴル&quot;]" calcext:value-type="string">
            <text:p>["シーヴ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FKew2i_card_1403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カヌエ</text:p>
          </table:table-cell>
          <table:table-cell office:value-type="string" calcext:value-type="string">
            <text:p>[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32]&amp;&quot;&quot;&quot;&quot;&amp;&quot;]&quot;" office:value-type="string" office:string-value="[&quot;カヌエ&quot;]" calcext:value-type="string">
            <text:p>["カヌエ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0826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table:style-name="Default" office:value-type="string" calcext:value-type="string">
            <text:p>アーツェ</text:p>
          </table:table-cell>
          <table:table-cell office:value-type="string" calcext:value-type="string">
            <text:p>[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33]&amp;&quot;&quot;&quot;&quot;&amp;&quot;]&quot;" office:value-type="string" office:string-value="[&quot;アーツェ&quot;]" calcext:value-type="string">
            <text:p>["アーツェ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RzP4H3_card_1522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ルミスフィレス</text:p>
          </table:table-cell>
          <table:table-cell office:value-type="string" calcext:value-type="string">
            <text:p>[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34]&amp;&quot;&quot;&quot;&quot;&amp;&quot;]&quot;" office:value-type="string" office:string-value="[&quot;ルミスフィレス&quot;]" calcext:value-type="string">
            <text:p>["ルミスフィレス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Ay9E5t_card_1350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織機ミホロ</text:p>
          </table:table-cell>
          <table:table-cell office:value-type="string" calcext:value-type="string">
            <text:p>[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35]&amp;&quot;&quot;&quot;&quot;&amp;&quot;]&quot;" office:value-type="string" office:string-value="[&quot;織機ミホロ&quot;]" calcext:value-type="string">
            <text:p>["織機ミホロ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z5Qu9j_card_1380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鶴音リレイ</text:p>
          </table:table-cell>
          <table:table-cell office:value-type="string" calcext:value-type="string">
            <text:p>[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36]&amp;&quot;&quot;&quot;&quot;&amp;&quot;]&quot;" office:value-type="string" office:string-value="[&quot;鶴音リレイ&quot;]" calcext:value-type="string">
            <text:p>["鶴音リレイ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Ay9E5t_card_13506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早苗タツマ</text:p>
          </table:table-cell>
          <table:table-cell office:value-type="string" calcext:value-type="string">
            <text:p>[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37]&amp;&quot;&quot;&quot;&quot;&amp;&quot;]&quot;" office:value-type="string" office:string-value="[&quot;早苗タツマ&quot;]" calcext:value-type="string">
            <text:p>["早苗タツマ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z5Qu9j_card_13812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ディギィ</text:p>
          </table:table-cell>
          <table:table-cell office:value-type="string" calcext:value-type="string">
            <text:p>[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38]&amp;&quot;&quot;&quot;&quot;&amp;&quot;]&quot;" office:value-type="string" office:string-value="[&quot;ディギィ&quot;]" calcext:value-type="string">
            <text:p>["ディギィ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z5Qu9j_card_1381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紅鬼ソウヤ</text:p>
          </table:table-cell>
          <table:table-cell office:value-type="string" calcext:value-type="string">
            <text:p>[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39]&amp;&quot;&quot;&quot;&quot;&amp;&quot;]&quot;" office:value-type="string" office:string-value="[&quot;紅鬼ソウヤ&quot;]" calcext:value-type="string">
            <text:p>["紅鬼ソウヤ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Ay9E5t_card_1350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ロザリア</text:p>
          </table:table-cell>
          <table:table-cell office:value-type="string" calcext:value-type="string">
            <text:p>[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40]&amp;&quot;&quot;&quot;&quot;&amp;&quot;]&quot;" office:value-type="string" office:string-value="[&quot;ロザリア&quot;]" calcext:value-type="string">
            <text:p>["ロザリア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471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ラティオ</text:p>
          </table:table-cell>
          <table:table-cell office:value-type="string" calcext:value-type="string">
            <text:p>[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41]&amp;&quot;&quot;&quot;&quot;&amp;&quot;]&quot;" office:value-type="string" office:string-value="[&quot;ラティオ&quot;]" calcext:value-type="string">
            <text:p>["ラティオ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932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エリン</text:p>
          </table:table-cell>
          <table:table-cell office:value-type="string" calcext:value-type="string">
            <text:p>[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42]&amp;&quot;&quot;&quot;&quot;&amp;&quot;]&quot;" office:value-type="string" office:string-value="[&quot;エリン&quot;]" calcext:value-type="string">
            <text:p>["エリン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47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フリト</text:p>
          </table:table-cell>
          <table:table-cell office:value-type="string" calcext:value-type="string">
            <text:p>[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43]&amp;&quot;&quot;&quot;&quot;&amp;&quot;]&quot;" office:value-type="string" office:string-value="[&quot;アフリト&quot;]" calcext:value-type="string">
            <text:p>["アフリト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92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ルシーニア</text:p>
          </table:table-cell>
          <table:table-cell office:value-type="string" calcext:value-type="string">
            <text:p>[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44]&amp;&quot;&quot;&quot;&quot;&amp;&quot;]&quot;" office:value-type="string" office:string-value="[&quot;ルシーニア&quot;]" calcext:value-type="string">
            <text:p>["ルシーニア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93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ノクス</text:p>
          </table:table-cell>
          <table:table-cell office:value-type="string" calcext:value-type="string">
            <text:p>[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45]&amp;&quot;&quot;&quot;&quot;&amp;&quot;]&quot;" office:value-type="string" office:string-value="[&quot;ノクス&quot;]" calcext:value-type="string">
            <text:p>["ノクス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47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ラーシャ</text:p>
          </table:table-cell>
          <table:table-cell office:value-type="string" calcext:value-type="string">
            <text:p>[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46]&amp;&quot;&quot;&quot;&quot;&amp;&quot;]&quot;" office:value-type="string" office:string-value="[&quot;ラーシャ&quot;]" calcext:value-type="string">
            <text:p>["ラーシャ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331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クロッシュ</text:p>
          </table:table-cell>
          <table:table-cell office:value-type="string" calcext:value-type="string">
            <text:p>[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47]&amp;&quot;&quot;&quot;&quot;&amp;&quot;]&quot;" office:value-type="string" office:string-value="[&quot;クロッシュ&quot;]" calcext:value-type="string">
            <text:p>["クロッシュ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340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リュオン</text:p>
          </table:table-cell>
          <table:table-cell office:value-type="string" calcext:value-type="string">
            <text:p>[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48]&amp;&quot;&quot;&quot;&quot;&amp;&quot;]&quot;" office:value-type="string" office:string-value="[&quot;リュオン&quot;]" calcext:value-type="string">
            <text:p>["リュオン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32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メルテール</text:p>
          </table:table-cell>
          <table:table-cell office:value-type="string" calcext:value-type="string">
            <text:p>[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49]&amp;&quot;&quot;&quot;&quot;&amp;&quot;]&quot;" office:value-type="string" office:string-value="[&quot;メルテール&quot;]" calcext:value-type="string">
            <text:p>["メルテー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33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シリス</text:p>
          </table:table-cell>
          <table:table-cell office:value-type="string" calcext:value-type="string">
            <text:p>[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50]&amp;&quot;&quot;&quot;&quot;&amp;&quot;]&quot;" office:value-type="string" office:string-value="[&quot;シリス&quot;]" calcext:value-type="string">
            <text:p>["シリス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328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イスカ</text:p>
          </table:table-cell>
          <table:table-cell office:value-type="string" calcext:value-type="string">
            <text:p>[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51]&amp;&quot;&quot;&quot;&quot;&amp;&quot;]&quot;" office:value-type="string" office:string-value="[&quot;イスカ&quot;]" calcext:value-type="string">
            <text:p>["イス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33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メーベル</text:p>
          </table:table-cell>
          <table:table-cell office:value-type="string" calcext:value-type="string">
            <text:p>[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52]&amp;&quot;&quot;&quot;&quot;&amp;&quot;]&quot;" office:value-type="string" office:string-value="[&quot;メーベル&quot;]" calcext:value-type="string">
            <text:p>["メーベ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176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ヴィクトリア</text:p>
          </table:table-cell>
          <table:table-cell office:value-type="string" calcext:value-type="string">
            <text:p>[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53]&amp;&quot;&quot;&quot;&quot;&amp;&quot;]&quot;" office:value-type="string" office:string-value="[&quot;ヴィクトリア&quot;]" calcext:value-type="string">
            <text:p>["ヴィクトリア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16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シトラ</text:p>
          </table:table-cell>
          <table:table-cell office:value-type="string" calcext:value-type="string">
            <text:p>[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54]&amp;&quot;&quot;&quot;&quot;&amp;&quot;]&quot;" office:value-type="string" office:string-value="[&quot;シトラ&quot;]" calcext:value-type="string">
            <text:p>["シトラ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17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エリアナ</text:p>
          </table:table-cell>
          <table:table-cell office:value-type="string" calcext:value-type="string">
            <text:p>[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55]&amp;&quot;&quot;&quot;&quot;&amp;&quot;]&quot;" office:value-type="string" office:string-value="[&quot;エリアナ&quot;]" calcext:value-type="string">
            <text:p>["エリアナ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16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ルフ</text:p>
          </table:table-cell>
          <table:table-cell office:value-type="string" calcext:value-type="string">
            <text:p>[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56]&amp;&quot;&quot;&quot;&quot;&amp;&quot;]&quot;" office:value-type="string" office:string-value="[&quot;ルフ&quot;]" calcext:value-type="string">
            <text:p>["ルフ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586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ルル</text:p>
          </table:table-cell>
          <table:table-cell office:value-type="string" calcext:value-type="string">
            <text:p>[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57]&amp;&quot;&quot;&quot;&quot;&amp;&quot;]&quot;" office:value-type="string" office:string-value="[&quot;アルル&quot;]" calcext:value-type="string">
            <text:p>["アル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161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ラト</text:p>
          </table:table-cell>
          <table:table-cell office:value-type="string" calcext:value-type="string">
            <text:p>[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58]&amp;&quot;&quot;&quot;&quot;&amp;&quot;]&quot;" office:value-type="string" office:string-value="[&quot;ラト&quot;]" calcext:value-type="string">
            <text:p>["ラト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435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ラガッツ</text:p>
          </table:table-cell>
          <table:table-cell office:value-type="string" calcext:value-type="string">
            <text:p>[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59]&amp;&quot;&quot;&quot;&quot;&amp;&quot;]&quot;" office:value-type="string" office:string-value="[&quot;ラガッツ&quot;]" calcext:value-type="string">
            <text:p>["ラガッツ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1941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ヴィタ</text:p>
          </table:table-cell>
          <table:table-cell office:value-type="string" calcext:value-type="string">
            <text:p>[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60]&amp;&quot;&quot;&quot;&quot;&amp;&quot;]&quot;" office:value-type="string" office:string-value="[&quot;ヴィタ&quot;]" calcext:value-type="string">
            <text:p>["ヴィタ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1926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パスパル</text:p>
          </table:table-cell>
          <table:table-cell office:value-type="string" calcext:value-type="string">
            <text:p>[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61]&amp;&quot;&quot;&quot;&quot;&amp;&quot;]&quot;" office:value-type="string" office:string-value="[&quot;パスパル&quot;]" calcext:value-type="string">
            <text:p>["パスパ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1938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キルラ</text:p>
          </table:table-cell>
          <table:table-cell office:value-type="string" calcext:value-type="string">
            <text:p>[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62]&amp;&quot;&quot;&quot;&quot;&amp;&quot;]&quot;" office:value-type="string" office:string-value="[&quot;キルラ&quot;]" calcext:value-type="string">
            <text:p>["キルラ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192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マチア</text:p>
          </table:table-cell>
          <table:table-cell office:value-type="string" calcext:value-type="string">
            <text:p>[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63]&amp;&quot;&quot;&quot;&quot;&amp;&quot;]&quot;" office:value-type="string" office:string-value="[&quot;マチア&quot;]" calcext:value-type="string">
            <text:p>["マチア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193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チェチェ</text:p>
          </table:table-cell>
          <table:table-cell office:value-type="string" calcext:value-type="string">
            <text:p>[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64]&amp;&quot;&quot;&quot;&quot;&amp;&quot;]&quot;" office:value-type="string" office:string-value="[&quot;チェチェ&quot;]" calcext:value-type="string">
            <text:p>["チェチェ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1932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早瀬りん</text:p>
          </table:table-cell>
          <table:table-cell office:value-type="string" calcext:value-type="string">
            <text:p>[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65]&amp;&quot;&quot;&quot;&quot;&amp;&quot;]&quot;" office:value-type="string" office:string-value="[&quot;早瀬りん&quot;]" calcext:value-type="string">
            <text:p>["早瀬りん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0986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プグナ</text:p>
          </table:table-cell>
          <table:table-cell office:value-type="string" calcext:value-type="string">
            <text:p>[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66]&amp;&quot;&quot;&quot;&quot;&amp;&quot;]&quot;" office:value-type="string" office:string-value="[&quot;プグナ&quot;]" calcext:value-type="string">
            <text:p>["プグナ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048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ファルク</text:p>
          </table:table-cell>
          <table:table-cell office:value-type="string" calcext:value-type="string">
            <text:p>[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67]&amp;&quot;&quot;&quot;&quot;&amp;&quot;]&quot;" office:value-type="string" office:string-value="[&quot;ファルク&quot;]" calcext:value-type="string">
            <text:p>["ファルク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0482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イルーシャ</text:p>
          </table:table-cell>
          <table:table-cell office:value-type="string" calcext:value-type="string">
            <text:p>[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68]&amp;&quot;&quot;&quot;&quot;&amp;&quot;]&quot;" office:value-type="string" office:string-value="[&quot;イルーシャ&quot;]" calcext:value-type="string">
            <text:p>["イルーシャ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047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シューラ</text:p>
          </table:table-cell>
          <table:table-cell office:value-type="string" calcext:value-type="string">
            <text:p>[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69]&amp;&quot;&quot;&quot;&quot;&amp;&quot;]&quot;" office:value-type="string" office:string-value="[&quot;シューラ&quot;]" calcext:value-type="string">
            <text:p>["シューラ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0476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ミハネ</text:p>
          </table:table-cell>
          <table:table-cell office:value-type="string" calcext:value-type="string">
            <text:p>[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70]&amp;&quot;&quot;&quot;&quot;&amp;&quot;]&quot;" office:value-type="string" office:string-value="[&quot;ミハネ&quot;]" calcext:value-type="string">
            <text:p>["ミハネ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047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ラディウス</text:p>
          </table:table-cell>
          <table:table-cell office:value-type="string" calcext:value-type="string">
            <text:p>[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71]&amp;&quot;&quot;&quot;&quot;&amp;&quot;]&quot;" office:value-type="string" office:string-value="[&quot;ラディウス&quot;]" calcext:value-type="string">
            <text:p>["ラディウス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0470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スピナ</text:p>
          </table:table-cell>
          <table:table-cell office:value-type="string" calcext:value-type="string">
            <text:p>[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72]&amp;&quot;&quot;&quot;&quot;&amp;&quot;]&quot;" office:value-type="string" office:string-value="[&quot;アスピナ&quot;]" calcext:value-type="string">
            <text:p>["アスピナ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0470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ユウェル</text:p>
          </table:table-cell>
          <table:table-cell office:value-type="string" calcext:value-type="string">
            <text:p>[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73]&amp;&quot;&quot;&quot;&quot;&amp;&quot;]&quot;" office:value-type="string" office:string-value="[&quot;ユウェル&quot;]" calcext:value-type="string">
            <text:p>["ユウェ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120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レリッシュ</text:p>
          </table:table-cell>
          <table:table-cell office:value-type="string" calcext:value-type="string">
            <text:p>[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74]&amp;&quot;&quot;&quot;&quot;&amp;&quot;]&quot;" office:value-type="string" office:string-value="[&quot;レリッシュ&quot;]" calcext:value-type="string">
            <text:p>["レリッシュ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018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ウィジェッタ</text:p>
          </table:table-cell>
          <table:table-cell office:value-type="string" calcext:value-type="string">
            <text:p>[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75]&amp;&quot;&quot;&quot;&quot;&amp;&quot;]&quot;" office:value-type="string" office:string-value="[&quot;ウィジェッタ&quot;]" calcext:value-type="string">
            <text:p>["ウィジェッタ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0190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ライナ</text:p>
          </table:table-cell>
          <table:table-cell office:value-type="string" calcext:value-type="string">
            <text:p>[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76]&amp;&quot;&quot;&quot;&quot;&amp;&quot;]&quot;" office:value-type="string" office:string-value="[&quot;アライナ&quot;]" calcext:value-type="string">
            <text:p>["アライナ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0181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ミスティハイド</text:p>
          </table:table-cell>
          <table:table-cell office:value-type="string" calcext:value-type="string">
            <text:p>[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77]&amp;&quot;&quot;&quot;&quot;&amp;&quot;]&quot;" office:value-type="string" office:string-value="[&quot;ミスティハイド&quot;]" calcext:value-type="string">
            <text:p>["ミスティハイド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018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グリット</text:p>
          </table:table-cell>
          <table:table-cell office:value-type="string" calcext:value-type="string">
            <text:p>[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78]&amp;&quot;&quot;&quot;&quot;&amp;&quot;]&quot;" office:value-type="string" office:string-value="[&quot;グリット&quot;]" calcext:value-type="string">
            <text:p>["グリット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0178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エニィ</text:p>
          </table:table-cell>
          <table:table-cell office:value-type="string" calcext:value-type="string">
            <text:p>[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79]&amp;&quot;&quot;&quot;&quot;&amp;&quot;]&quot;" office:value-type="string" office:string-value="[&quot;エニィ&quot;]" calcext:value-type="string">
            <text:p>["エニィ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017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ルカ</text:p>
          </table:table-cell>
          <table:table-cell office:value-type="string" calcext:value-type="string">
            <text:p>[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80]&amp;&quot;&quot;&quot;&quot;&amp;&quot;]&quot;" office:value-type="string" office:string-value="[&quot;ルカ&quot;]" calcext:value-type="string">
            <text:p>["ル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755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パニーラ</text:p>
          </table:table-cell>
          <table:table-cell office:value-type="string" calcext:value-type="string">
            <text:p>[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81]&amp;&quot;&quot;&quot;&quot;&amp;&quot;]&quot;" office:value-type="string" office:string-value="[&quot;パニーラ&quot;]" calcext:value-type="string">
            <text:p>["パニーラ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7558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Y.U.N.A</text:p>
          </table:table-cell>
          <table:table-cell office:value-type="string" calcext:value-type="string">
            <text:p>[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82]&amp;&quot;&quot;&quot;&quot;&amp;&quot;]&quot;" office:value-type="string" office:string-value="[&quot;Y.U.N.A&quot;]" calcext:value-type="string">
            <text:p>["Y.U.N.A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91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ヤエ</text:p>
          </table:table-cell>
          <table:table-cell office:value-type="string" calcext:value-type="string">
            <text:p>[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83]&amp;&quot;&quot;&quot;&quot;&amp;&quot;]&quot;" office:value-type="string" office:string-value="[&quot;ヤエ&quot;]" calcext:value-type="string">
            <text:p>["ヤエ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916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ハツセ</text:p>
          </table:table-cell>
          <table:table-cell office:value-type="string" calcext:value-type="string">
            <text:p>[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84]&amp;&quot;&quot;&quot;&quot;&amp;&quot;]&quot;" office:value-type="string" office:string-value="[&quot;ハツセ&quot;]" calcext:value-type="string">
            <text:p>["ハツセ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91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フウカ</text:p>
          </table:table-cell>
          <table:table-cell office:value-type="string" calcext:value-type="string">
            <text:p>[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85]&amp;&quot;&quot;&quot;&quot;&amp;&quot;]&quot;" office:value-type="string" office:string-value="[&quot;フウカ&quot;]" calcext:value-type="string">
            <text:p>["フウ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910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ミライ</text:p>
          </table:table-cell>
          <table:table-cell office:value-type="string" calcext:value-type="string">
            <text:p>[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86]&amp;&quot;&quot;&quot;&quot;&amp;&quot;]&quot;" office:value-type="string" office:string-value="[&quot;ミライ&quot;]" calcext:value-type="string">
            <text:p>["ミライ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90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スモモ</text:p>
          </table:table-cell>
          <table:table-cell office:value-type="string" calcext:value-type="string">
            <text:p>[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87]&amp;&quot;&quot;&quot;&quot;&amp;&quot;]&quot;" office:value-type="string" office:string-value="[&quot;スモモ&quot;]" calcext:value-type="string">
            <text:p>["スモモ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90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table:style-name="Default" office:value-type="string" calcext:value-type="string">
            <text:p>ハルヒコ</text:p>
          </table:table-cell>
          <table:table-cell office:value-type="string" calcext:value-type="string">
            <text:p>[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88]&amp;&quot;&quot;&quot;&quot;&amp;&quot;]&quot;" office:value-type="string" office:string-value="[&quot;ハルヒコ&quot;]" calcext:value-type="string">
            <text:p>["ハルヒコ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07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ヒサメ</text:p>
          </table:table-cell>
          <table:table-cell office:value-type="string" calcext:value-type="string">
            <text:p>[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89]&amp;&quot;&quot;&quot;&quot;&amp;&quot;]&quot;" office:value-type="string" office:string-value="[&quot;ヒサメ&quot;]" calcext:value-type="string">
            <text:p>["ヒサメ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07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トゥーラ</text:p>
          </table:table-cell>
          <table:table-cell office:value-type="string" calcext:value-type="string">
            <text:p>[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90]&amp;&quot;&quot;&quot;&quot;&amp;&quot;]&quot;" office:value-type="string" office:string-value="[&quot;トゥーラ&quot;]" calcext:value-type="string">
            <text:p>["トゥーラ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826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ルディオ</text:p>
          </table:table-cell>
          <table:table-cell office:value-type="string" calcext:value-type="string">
            <text:p>[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91]&amp;&quot;&quot;&quot;&quot;&amp;&quot;]&quot;" office:value-type="string" office:string-value="[&quot;ルディオ&quot;]" calcext:value-type="string">
            <text:p>["ルディオ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832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メイフウ</text:p>
          </table:table-cell>
          <table:table-cell office:value-type="string" calcext:value-type="string">
            <text:p>[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92]&amp;&quot;&quot;&quot;&quot;&amp;&quot;]&quot;" office:value-type="string" office:string-value="[&quot;メイフウ&quot;]" calcext:value-type="string">
            <text:p>["メイフウ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82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ガトリン</text:p>
          </table:table-cell>
          <table:table-cell office:value-type="string" calcext:value-type="string">
            <text:p>[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93]&amp;&quot;&quot;&quot;&quot;&amp;&quot;]&quot;" office:value-type="string" office:string-value="[&quot;ガトリン&quot;]" calcext:value-type="string">
            <text:p>["ガトリン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81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ダムザ</text:p>
          </table:table-cell>
          <table:table-cell office:value-type="string" calcext:value-type="string">
            <text:p>[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94]&amp;&quot;&quot;&quot;&quot;&amp;&quot;]&quot;" office:value-type="string" office:string-value="[&quot;ダムザ&quot;]" calcext:value-type="string">
            <text:p>["ダムザ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82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リエン</text:p>
          </table:table-cell>
          <table:table-cell office:value-type="string" calcext:value-type="string">
            <text:p>[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95]&amp;&quot;&quot;&quot;&quot;&amp;&quot;]&quot;" office:value-type="string" office:string-value="[&quot;リエン&quot;]" calcext:value-type="string">
            <text:p>["リエン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820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テオドール</text:p>
          </table:table-cell>
          <table:table-cell office:value-type="string" calcext:value-type="string">
            <text:p>[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96]&amp;&quot;&quot;&quot;&quot;&amp;&quot;]&quot;" office:value-type="string" office:string-value="[&quot;テオドール&quot;]" calcext:value-type="string">
            <text:p>["テオドー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70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シャロン</text:p>
          </table:table-cell>
          <table:table-cell office:value-type="string" calcext:value-type="string">
            <text:p>[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97]&amp;&quot;&quot;&quot;&quot;&amp;&quot;]&quot;" office:value-type="string" office:string-value="[&quot;シャロン&quot;]" calcext:value-type="string">
            <text:p>["シャロン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701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ノイン</text:p>
          </table:table-cell>
          <table:table-cell office:value-type="string" calcext:value-type="string">
            <text:p>[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98]&amp;&quot;&quot;&quot;&quot;&amp;&quot;]&quot;" office:value-type="string" office:string-value="[&quot;ノイン&quot;]" calcext:value-type="string">
            <text:p>["ノイン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541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ヒカリ</text:p>
          </table:table-cell>
          <table:table-cell office:value-type="string" calcext:value-type="string">
            <text:p>[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99]&amp;&quot;&quot;&quot;&quot;&amp;&quot;]&quot;" office:value-type="string" office:string-value="[&quot;ヒカリ&quot;]" calcext:value-type="string">
            <text:p>["ヒカリ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54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リアラ</text:p>
          </table:table-cell>
          <table:table-cell office:value-type="string" calcext:value-type="string">
            <text:p>[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00]&amp;&quot;&quot;&quot;&quot;&amp;&quot;]&quot;" office:value-type="string" office:string-value="[&quot;リアラ&quot;]" calcext:value-type="string">
            <text:p>["リアラ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55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クレティア</text:p>
          </table:table-cell>
          <table:table-cell office:value-type="string" calcext:value-type="string">
            <text:p>[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01]&amp;&quot;&quot;&quot;&quot;&amp;&quot;]&quot;" office:value-type="string" office:string-value="[&quot;クレティア&quot;]" calcext:value-type="string">
            <text:p>["クレティア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556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マーガレット</text:p>
          </table:table-cell>
          <table:table-cell office:value-type="string" calcext:value-type="string">
            <text:p>[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02]&amp;&quot;&quot;&quot;&quot;&amp;&quot;]&quot;" office:value-type="string" office:string-value="[&quot;マーガレット&quot;]" calcext:value-type="string">
            <text:p>["マーガレット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550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ソラナ</text:p>
          </table:table-cell>
          <table:table-cell office:value-type="string" calcext:value-type="string">
            <text:p>[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03]&amp;&quot;&quot;&quot;&quot;&amp;&quot;]&quot;" office:value-type="string" office:string-value="[&quot;ソラナ&quot;]" calcext:value-type="string">
            <text:p>["ソラナ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54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リタ</text:p>
          </table:table-cell>
          <table:table-cell office:value-type="string" calcext:value-type="string">
            <text:p>[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04]&amp;&quot;&quot;&quot;&quot;&amp;&quot;]&quot;" office:value-type="string" office:string-value="[&quot;リタ&quot;]" calcext:value-type="string">
            <text:p>["リタ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80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プリフィカ</text:p>
          </table:table-cell>
          <table:table-cell office:value-type="string" calcext:value-type="string">
            <text:p>[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05]&amp;&quot;&quot;&quot;&quot;&amp;&quot;]&quot;" office:value-type="string" office:string-value="[&quot;プリフィカ&quot;]" calcext:value-type="string">
            <text:p>["プリフィ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176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イヴ</text:p>
          </table:table-cell>
          <table:table-cell office:value-type="string" calcext:value-type="string">
            <text:p>[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06]&amp;&quot;&quot;&quot;&quot;&amp;&quot;]&quot;" office:value-type="string" office:string-value="[&quot;イヴ&quot;]" calcext:value-type="string">
            <text:p>["イヴ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812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table:style-name="Default" office:value-type="string" calcext:value-type="string">
            <text:p>リンゼ</text:p>
          </table:table-cell>
          <table:table-cell office:value-type="string" calcext:value-type="string">
            <text:p>[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07]&amp;&quot;&quot;&quot;&quot;&amp;&quot;]&quot;" office:value-type="string" office:string-value="[&quot;リンゼ&quot;]" calcext:value-type="string">
            <text:p>["リンゼ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yoI2aq_card_1454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レガート</text:p>
          </table:table-cell>
          <table:table-cell office:value-type="string" calcext:value-type="string">
            <text:p>[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08]&amp;&quot;&quot;&quot;&quot;&amp;&quot;]&quot;" office:value-type="string" office:string-value="[&quot;レガート&quot;]" calcext:value-type="string">
            <text:p>["レガート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769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ザッハ</text:p>
          </table:table-cell>
          <table:table-cell office:value-type="string" calcext:value-type="string">
            <text:p>[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09]&amp;&quot;&quot;&quot;&quot;&amp;&quot;]&quot;" office:value-type="string" office:string-value="[&quot;ザッハ&quot;]" calcext:value-type="string">
            <text:p>["ザッハ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769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ミネバ</text:p>
          </table:table-cell>
          <table:table-cell office:value-type="string" calcext:value-type="string">
            <text:p>[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10]&amp;&quot;&quot;&quot;&quot;&amp;&quot;]&quot;" office:value-type="string" office:string-value="[&quot;ミネバ&quot;]" calcext:value-type="string">
            <text:p>["ミネバ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769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バス</text:p>
          </table:table-cell>
          <table:table-cell office:value-type="string" calcext:value-type="string">
            <text:p>[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11]&amp;&quot;&quot;&quot;&quot;&amp;&quot;]&quot;" office:value-type="string" office:string-value="[&quot;バス&quot;]" calcext:value-type="string">
            <text:p>["バス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426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シャンユン</text:p>
          </table:table-cell>
          <table:table-cell office:value-type="string" calcext:value-type="string">
            <text:p>[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12]&amp;&quot;&quot;&quot;&quot;&amp;&quot;]&quot;" office:value-type="string" office:string-value="[&quot;シャンユン&quot;]" calcext:value-type="string">
            <text:p>["シャンユン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42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ゼリィ</text:p>
          </table:table-cell>
          <table:table-cell office:value-type="string" calcext:value-type="string">
            <text:p>[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13]&amp;&quot;&quot;&quot;&quot;&amp;&quot;]&quot;" office:value-type="string" office:string-value="[&quot;ゼリィ&quot;]" calcext:value-type="string">
            <text:p>["ゼリィ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422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スーチャ</text:p>
          </table:table-cell>
          <table:table-cell office:value-type="string" calcext:value-type="string">
            <text:p>[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14]&amp;&quot;&quot;&quot;&quot;&amp;&quot;]&quot;" office:value-type="string" office:string-value="[&quot;スーチャ&quot;]" calcext:value-type="string">
            <text:p>["スーチャ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428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クロエ</text:p>
          </table:table-cell>
          <table:table-cell office:value-type="string" calcext:value-type="string">
            <text:p>[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15]&amp;&quot;&quot;&quot;&quot;&amp;&quot;]&quot;" office:value-type="string" office:string-value="[&quot;クロエ&quot;]" calcext:value-type="string">
            <text:p>["クロエ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42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ウォルバ</text:p>
          </table:table-cell>
          <table:table-cell office:value-type="string" calcext:value-type="string">
            <text:p>[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16]&amp;&quot;&quot;&quot;&quot;&amp;&quot;]&quot;" office:value-type="string" office:string-value="[&quot;ウォルバ&quot;]" calcext:value-type="string">
            <text:p>["ウォルバ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42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ザノガラッゾ</text:p>
          </table:table-cell>
          <table:table-cell office:value-type="string" calcext:value-type="string">
            <text:p>[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17]&amp;&quot;&quot;&quot;&quot;&amp;&quot;]&quot;" office:value-type="string" office:string-value="[&quot;ザノガラッゾ&quot;]" calcext:value-type="string">
            <text:p>["ザノガラッゾ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42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ヴシュトナーザ</text:p>
          </table:table-cell>
          <table:table-cell office:value-type="string" calcext:value-type="string">
            <text:p>[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18]&amp;&quot;&quot;&quot;&quot;&amp;&quot;]&quot;" office:value-type="string" office:string-value="[&quot;ヴシュトナーザ&quot;]" calcext:value-type="string">
            <text:p>["ヴシュトナーザ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430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イケル</text:p>
          </table:table-cell>
          <table:table-cell office:value-type="string" calcext:value-type="string">
            <text:p>[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19]&amp;&quot;&quot;&quot;&quot;&amp;&quot;]&quot;" office:value-type="string" office:string-value="[&quot;イケル&quot;]" calcext:value-type="string">
            <text:p>["イケ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45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デレード</text:p>
          </table:table-cell>
          <table:table-cell office:value-type="string" calcext:value-type="string">
            <text:p>[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20]&amp;&quot;&quot;&quot;&quot;&amp;&quot;]&quot;" office:value-type="string" office:string-value="[&quot;アデレード&quot;]" calcext:value-type="string">
            <text:p>["アデレード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441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リティカ</text:p>
          </table:table-cell>
          <table:table-cell office:value-type="string" calcext:value-type="string">
            <text:p>[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21]&amp;&quot;&quot;&quot;&quot;&amp;&quot;]&quot;" office:value-type="string" office:string-value="[&quot;リティカ&quot;]" calcext:value-type="string">
            <text:p>["リティ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451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マイヤ</text:p>
          </table:table-cell>
          <table:table-cell office:value-type="string" calcext:value-type="string">
            <text:p>[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22]&amp;&quot;&quot;&quot;&quot;&amp;&quot;]&quot;" office:value-type="string" office:string-value="[&quot;アマイヤ&quot;]" calcext:value-type="string">
            <text:p>["アマイヤ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45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パメラ</text:p>
          </table:table-cell>
          <table:table-cell office:value-type="string" calcext:value-type="string">
            <text:p>[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23]&amp;&quot;&quot;&quot;&quot;&amp;&quot;]&quot;" office:value-type="string" office:string-value="[&quot;パメラ&quot;]" calcext:value-type="string">
            <text:p>["パメラ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42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メモリア</text:p>
          </table:table-cell>
          <table:table-cell office:value-type="string" calcext:value-type="string">
            <text:p>[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24]&amp;&quot;&quot;&quot;&quot;&amp;&quot;]&quot;" office:value-type="string" office:string-value="[&quot;メモリア&quot;]" calcext:value-type="string">
            <text:p>["メモリア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24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イ(金)</text:p>
          </table:table-cell>
          <table:table-cell office:value-type="string" calcext:value-type="string">
            <text:p>[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25]&amp;&quot;&quot;&quot;&quot;&amp;&quot;]&quot;" office:value-type="string" office:string-value="[&quot;アイ(金)&quot;]" calcext:value-type="string">
            <text:p>["アイ(金)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258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イ(銀)</text:p>
          </table:table-cell>
          <table:table-cell office:value-type="string" calcext:value-type="string">
            <text:p>[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26]&amp;&quot;&quot;&quot;&quot;&amp;&quot;]&quot;" office:value-type="string" office:string-value="[&quot;アイ(銀)&quot;]" calcext:value-type="string">
            <text:p>["アイ(銀)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261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ティシカ</text:p>
          </table:table-cell>
          <table:table-cell office:value-type="string" calcext:value-type="string">
            <text:p>[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27]&amp;&quot;&quot;&quot;&quot;&amp;&quot;]&quot;" office:value-type="string" office:string-value="[&quot;ティシカ&quot;]" calcext:value-type="string">
            <text:p>["ティシ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252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ーデ</text:p>
          </table:table-cell>
          <table:table-cell office:value-type="string" calcext:value-type="string">
            <text:p>[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28]&amp;&quot;&quot;&quot;&quot;&amp;&quot;]&quot;" office:value-type="string" office:string-value="[&quot;アーデ&quot;]" calcext:value-type="string">
            <text:p>["アーデ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246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ゼドー</text:p>
          </table:table-cell>
          <table:table-cell office:value-type="string" calcext:value-type="string">
            <text:p>[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29]&amp;&quot;&quot;&quot;&quot;&amp;&quot;]&quot;" office:value-type="string" office:string-value="[&quot;ゼドー&quot;]" calcext:value-type="string">
            <text:p>["ゼドー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25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イストワーレ</text:p>
          </table:table-cell>
          <table:table-cell office:value-type="string" calcext:value-type="string">
            <text:p>[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30]&amp;&quot;&quot;&quot;&quot;&amp;&quot;]&quot;" office:value-type="string" office:string-value="[&quot;イストワーレ&quot;]" calcext:value-type="string">
            <text:p>["イストワーレ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326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クロノワ</text:p>
          </table:table-cell>
          <table:table-cell office:value-type="string" calcext:value-type="string">
            <text:p>[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31]&amp;&quot;&quot;&quot;&quot;&amp;&quot;]&quot;" office:value-type="string" office:string-value="[&quot;クロノワ&quot;]" calcext:value-type="string">
            <text:p>["クロノワ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32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プリュム</text:p>
          </table:table-cell>
          <table:table-cell office:value-type="string" calcext:value-type="string">
            <text:p>[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32]&amp;&quot;&quot;&quot;&quot;&amp;&quot;]&quot;" office:value-type="string" office:string-value="[&quot;プリュム&quot;]" calcext:value-type="string">
            <text:p>["プリュム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32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メティース</text:p>
          </table:table-cell>
          <table:table-cell office:value-type="string" calcext:value-type="string">
            <text:p>[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33]&amp;&quot;&quot;&quot;&quot;&amp;&quot;]&quot;" office:value-type="string" office:string-value="[&quot;メティース&quot;]" calcext:value-type="string">
            <text:p>["メティース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32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トート</text:p>
          </table:table-cell>
          <table:table-cell office:value-type="string" calcext:value-type="string">
            <text:p>[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34]&amp;&quot;&quot;&quot;&quot;&amp;&quot;]&quot;" office:value-type="string" office:string-value="[&quot;トート&quot;]" calcext:value-type="string">
            <text:p>["トート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813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ツツジ</text:p>
          </table:table-cell>
          <table:table-cell office:value-type="string" calcext:value-type="string">
            <text:p>[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35]&amp;&quot;&quot;&quot;&quot;&amp;&quot;]&quot;" office:value-type="string" office:string-value="[&quot;ツツジ&quot;]" calcext:value-type="string">
            <text:p>["ツツジ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192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ヤヤコ</text:p>
          </table:table-cell>
          <table:table-cell office:value-type="string" calcext:value-type="string">
            <text:p>[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36]&amp;&quot;&quot;&quot;&quot;&amp;&quot;]&quot;" office:value-type="string" office:string-value="[&quot;ヤヤコ&quot;]" calcext:value-type="string">
            <text:p>["ヤヤコ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19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マツリ</text:p>
          </table:table-cell>
          <table:table-cell office:value-type="string" calcext:value-type="string">
            <text:p>[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37]&amp;&quot;&quot;&quot;&quot;&amp;&quot;]&quot;" office:value-type="string" office:string-value="[&quot;マツリ&quot;]" calcext:value-type="string">
            <text:p>["マツリ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19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フィオナ</text:p>
          </table:table-cell>
          <table:table-cell office:value-type="string" calcext:value-type="string">
            <text:p>[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38]&amp;&quot;&quot;&quot;&quot;&amp;&quot;]&quot;" office:value-type="string" office:string-value="[&quot;フィオナ&quot;]" calcext:value-type="string">
            <text:p>["フィオナ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191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キャナル</text:p>
          </table:table-cell>
          <table:table-cell office:value-type="string" calcext:value-type="string">
            <text:p>[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39]&amp;&quot;&quot;&quot;&quot;&amp;&quot;]&quot;" office:value-type="string" office:string-value="[&quot;キャナル&quot;]" calcext:value-type="string">
            <text:p>["キャナ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478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クラリア</text:p>
          </table:table-cell>
          <table:table-cell office:value-type="string" calcext:value-type="string">
            <text:p>[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40]&amp;&quot;&quot;&quot;&quot;&amp;&quot;]&quot;" office:value-type="string" office:string-value="[&quot;クラリア&quot;]" calcext:value-type="string">
            <text:p>["クラリア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48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ケーニギン</text:p>
          </table:table-cell>
          <table:table-cell office:value-type="string" calcext:value-type="string">
            <text:p>[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41]&amp;&quot;&quot;&quot;&quot;&amp;&quot;]&quot;" office:value-type="string" office:string-value="[&quot;ケーニギン&quot;]" calcext:value-type="string">
            <text:p>["ケーニギン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59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ジーク</text:p>
          </table:table-cell>
          <table:table-cell office:value-type="string" calcext:value-type="string">
            <text:p>[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42]&amp;&quot;&quot;&quot;&quot;&amp;&quot;]&quot;" office:value-type="string" office:string-value="[&quot;ジーク&quot;]" calcext:value-type="string">
            <text:p>["ジーク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131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ディートリヒ</text:p>
          </table:table-cell>
          <table:table-cell office:value-type="string" calcext:value-type="string">
            <text:p>[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43]&amp;&quot;&quot;&quot;&quot;&amp;&quot;]&quot;" office:value-type="string" office:string-value="[&quot;ディートリヒ&quot;]" calcext:value-type="string">
            <text:p>["ディートリヒ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46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フェリクス</text:p>
          </table:table-cell>
          <table:table-cell office:value-type="string" calcext:value-type="string">
            <text:p>[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44]&amp;&quot;&quot;&quot;&quot;&amp;&quot;]&quot;" office:value-type="string" office:string-value="[&quot;フェリクス&quot;]" calcext:value-type="string">
            <text:p>["フェリクス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03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プルミエ</text:p>
          </table:table-cell>
          <table:table-cell office:value-type="string" calcext:value-type="string">
            <text:p>[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45]&amp;&quot;&quot;&quot;&quot;&amp;&quot;]&quot;" office:value-type="string" office:string-value="[&quot;プルミエ&quot;]" calcext:value-type="string">
            <text:p>["プルミエ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48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ライサ</text:p>
          </table:table-cell>
          <table:table-cell office:value-type="string" calcext:value-type="string">
            <text:p>[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46]&amp;&quot;&quot;&quot;&quot;&amp;&quot;]&quot;" office:value-type="string" office:string-value="[&quot;ライサ&quot;]" calcext:value-type="string">
            <text:p>["ライサ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47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リクシス</text:p>
          </table:table-cell>
          <table:table-cell office:value-type="string" calcext:value-type="string">
            <text:p>[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47]&amp;&quot;&quot;&quot;&quot;&amp;&quot;]&quot;" office:value-type="string" office:string-value="[&quot;リクシス&quot;]" calcext:value-type="string">
            <text:p>["リクシス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09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ルヴァル</text:p>
          </table:table-cell>
          <table:table-cell office:value-type="string" calcext:value-type="string">
            <text:p>[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48]&amp;&quot;&quot;&quot;&quot;&amp;&quot;]&quot;" office:value-type="string" office:string-value="[&quot;ルヴァル&quot;]" calcext:value-type="string">
            <text:p>["ルヴァ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481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レベッカ</text:p>
          </table:table-cell>
          <table:table-cell office:value-type="string" calcext:value-type="string">
            <text:p>[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49]&amp;&quot;&quot;&quot;&quot;&amp;&quot;]&quot;" office:value-type="string" office:string-value="[&quot;レベッカ&quot;]" calcext:value-type="string">
            <text:p>["レベッ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042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ロレッティ</text:p>
          </table:table-cell>
          <table:table-cell office:value-type="string" calcext:value-type="string">
            <text:p>[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50]&amp;&quot;&quot;&quot;&quot;&amp;&quot;]&quot;" office:value-type="string" office:string-value="[&quot;ロレッティ&quot;]" calcext:value-type="string">
            <text:p>["ロレッティ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592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ローヴィ</text:p>
          </table:table-cell>
          <table:table-cell office:value-type="string" calcext:value-type="string">
            <text:p>[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51]&amp;&quot;&quot;&quot;&quot;&amp;&quot;]&quot;" office:value-type="string" office:string-value="[&quot;ローヴィ&quot;]" calcext:value-type="string">
            <text:p>["ローヴィ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472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ヴィラム</text:p>
          </table:table-cell>
          <table:table-cell office:value-type="string" calcext:value-type="string">
            <text:p>[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52]&amp;&quot;&quot;&quot;&quot;&amp;&quot;]&quot;" office:value-type="string" office:string-value="[&quot;ヴィラム&quot;]" calcext:value-type="string">
            <text:p>["ヴィラム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490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MIUMIU</text:p>
          </table:table-cell>
          <table:table-cell office:value-type="string" calcext:value-type="string">
            <text:p>[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53]&amp;&quot;&quot;&quot;&quot;&amp;&quot;]&quot;" office:value-type="string" office:string-value="[&quot;MIUMIU&quot;]" calcext:value-type="string">
            <text:p>["MIUMIU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14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ーシア</text:p>
          </table:table-cell>
          <table:table-cell office:value-type="string" calcext:value-type="string">
            <text:p>[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54]&amp;&quot;&quot;&quot;&quot;&amp;&quot;]&quot;" office:value-type="string" office:string-value="[&quot;アーシア&quot;]" calcext:value-type="string">
            <text:p>["アーシア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14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エマ</text:p>
          </table:table-cell>
          <table:table-cell office:value-type="string" calcext:value-type="string">
            <text:p>[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55]&amp;&quot;&quot;&quot;&quot;&amp;&quot;]&quot;" office:value-type="string" office:string-value="[&quot;エマ&quot;]" calcext:value-type="string">
            <text:p>["エマ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206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エミリア</text:p>
          </table:table-cell>
          <table:table-cell office:value-type="string" calcext:value-type="string">
            <text:p>[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56]&amp;&quot;&quot;&quot;&quot;&amp;&quot;]&quot;" office:value-type="string" office:string-value="[&quot;エミリア&quot;]" calcext:value-type="string">
            <text:p>["エミリア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14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カエデ</text:p>
          </table:table-cell>
          <table:table-cell office:value-type="string" calcext:value-type="string">
            <text:p>[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57]&amp;&quot;&quot;&quot;&quot;&amp;&quot;]&quot;" office:value-type="string" office:string-value="[&quot;カエデ&quot;]" calcext:value-type="string">
            <text:p>["カエデ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146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シャーリー</text:p>
          </table:table-cell>
          <table:table-cell office:value-type="string" calcext:value-type="string">
            <text:p>[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58]&amp;&quot;&quot;&quot;&quot;&amp;&quot;]&quot;" office:value-type="string" office:string-value="[&quot;シャーリー&quot;]" calcext:value-type="string">
            <text:p>["シャーリー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142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ニコラ</text:p>
          </table:table-cell>
          <table:table-cell office:value-type="string" calcext:value-type="string">
            <text:p>[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59]&amp;&quot;&quot;&quot;&quot;&amp;&quot;]&quot;" office:value-type="string" office:string-value="[&quot;ニコラ&quot;]" calcext:value-type="string">
            <text:p>["ニコラ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140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リンカ</text:p>
          </table:table-cell>
          <table:table-cell office:value-type="string" calcext:value-type="string">
            <text:p>[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60]&amp;&quot;&quot;&quot;&quot;&amp;&quot;]&quot;" office:value-type="string" office:string-value="[&quot;リンカ&quot;]" calcext:value-type="string">
            <text:p>["リン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138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ヴォルフ</text:p>
          </table:table-cell>
          <table:table-cell office:value-type="string" calcext:value-type="string">
            <text:p>[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61]&amp;&quot;&quot;&quot;&quot;&amp;&quot;]&quot;" office:value-type="string" office:string-value="[&quot;ヴォルフ&quot;]" calcext:value-type="string">
            <text:p>["ヴォルフ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141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table:style-name="Default" office:value-type="string" calcext:value-type="string">
            <text:p>イツキ</text:p>
          </table:table-cell>
          <table:table-cell office:value-type="string" calcext:value-type="string">
            <text:p>[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62]&amp;&quot;&quot;&quot;&quot;&amp;&quot;]&quot;" office:value-type="string" office:string-value="[&quot;イツキ&quot;]" calcext:value-type="string">
            <text:p>["イツキ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13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メリー</text:p>
          </table:table-cell>
          <table:table-cell office:value-type="string" calcext:value-type="string">
            <text:p>[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63]&amp;&quot;&quot;&quot;&quot;&amp;&quot;]&quot;" office:value-type="string" office:string-value="[&quot;アメリー&quot;]" calcext:value-type="string">
            <text:p>["アメリー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888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ヒビキ</text:p>
          </table:table-cell>
          <table:table-cell office:value-type="string" calcext:value-type="string">
            <text:p>[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64]&amp;&quot;&quot;&quot;&quot;&amp;&quot;]&quot;" office:value-type="string" office:string-value="[&quot;ヒビキ&quot;]" calcext:value-type="string">
            <text:p>["ヒビキ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8881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サユリ</text:p>
          </table:table-cell>
          <table:table-cell office:value-type="string" calcext:value-type="string">
            <text:p>[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65]&amp;&quot;&quot;&quot;&quot;&amp;&quot;]&quot;" office:value-type="string" office:string-value="[&quot;サユリ&quot;]" calcext:value-type="string">
            <text:p>["サユリ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888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ダンケル</text:p>
          </table:table-cell>
          <table:table-cell office:value-type="string" calcext:value-type="string">
            <text:p>[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66]&amp;&quot;&quot;&quot;&quot;&amp;&quot;]&quot;" office:value-type="string" office:string-value="[&quot;ダンケル&quot;]" calcext:value-type="string">
            <text:p>["ダンケ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887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ムベル</text:p>
          </table:table-cell>
          <table:table-cell office:value-type="string" calcext:value-type="string">
            <text:p>[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67]&amp;&quot;&quot;&quot;&quot;&amp;&quot;]&quot;" office:value-type="string" office:string-value="[&quot;アムベル&quot;]" calcext:value-type="string">
            <text:p>["アムベ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8878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ラギト</text:p>
          </table:table-cell>
          <table:table-cell office:value-type="string" calcext:value-type="string">
            <text:p>[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68]&amp;&quot;&quot;&quot;&quot;&amp;&quot;]&quot;" office:value-type="string" office:string-value="[&quot;ラギト&quot;]" calcext:value-type="string">
            <text:p>["ラギト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352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ミリィ</text:p>
          </table:table-cell>
          <table:table-cell office:value-type="string" calcext:value-type="string">
            <text:p>[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69]&amp;&quot;&quot;&quot;&quot;&amp;&quot;]&quot;" office:value-type="string" office:string-value="[&quot;ミリィ&quot;]" calcext:value-type="string">
            <text:p>["ミリィ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361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コピシュ</text:p>
          </table:table-cell>
          <table:table-cell office:value-type="string" calcext:value-type="string">
            <text:p>[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70]&amp;&quot;&quot;&quot;&quot;&amp;&quot;]&quot;" office:value-type="string" office:string-value="[&quot;コピシュ&quot;]" calcext:value-type="string">
            <text:p>["コピシュ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358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ゼラード</text:p>
          </table:table-cell>
          <table:table-cell office:value-type="string" calcext:value-type="string">
            <text:p>[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71]&amp;&quot;&quot;&quot;&quot;&amp;&quot;]&quot;" office:value-type="string" office:string-value="[&quot;ゼラード&quot;]" calcext:value-type="string">
            <text:p>["ゼラード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35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レッジ</text:p>
          </table:table-cell>
          <table:table-cell office:value-type="string" calcext:value-type="string">
            <text:p>[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72]&amp;&quot;&quot;&quot;&quot;&amp;&quot;]&quot;" office:value-type="string" office:string-value="[&quot;レッジ&quot;]" calcext:value-type="string">
            <text:p>["レッジ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36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リフィル</text:p>
          </table:table-cell>
          <table:table-cell office:value-type="string" calcext:value-type="string">
            <text:p>[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73]&amp;&quot;&quot;&quot;&quot;&amp;&quot;]&quot;" office:value-type="string" office:string-value="[&quot;リフィル&quot;]" calcext:value-type="string">
            <text:p>["リフィ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346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ルリアゲハ</text:p>
          </table:table-cell>
          <table:table-cell office:value-type="string" calcext:value-type="string">
            <text:p>[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74]&amp;&quot;&quot;&quot;&quot;&amp;&quot;]&quot;" office:value-type="string" office:string-value="[&quot;ルリアゲハ&quot;]" calcext:value-type="string">
            <text:p>["ルリアゲハ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34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ルティミシア</text:p>
          </table:table-cell>
          <table:table-cell office:value-type="string" calcext:value-type="string">
            <text:p>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75]&amp;&quot;&quot;&quot;&quot;&amp;&quot;]&quot;" office:value-type="string" office:string-value="[&quot;アルティミシア&quot;]" calcext:value-type="string">
            <text:p>["アルティミシア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0636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エトワール</text:p>
          </table:table-cell>
          <table:table-cell office:value-type="string" calcext:value-type="string">
            <text:p>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76]&amp;&quot;&quot;&quot;&quot;&amp;&quot;]&quot;" office:value-type="string" office:string-value="[&quot;エトワール&quot;]" calcext:value-type="string">
            <text:p>["エトワー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4391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キュウマ</text:p>
          </table:table-cell>
          <table:table-cell office:value-type="string" calcext:value-type="string">
            <text:p>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77]&amp;&quot;&quot;&quot;&quot;&amp;&quot;]&quot;" office:value-type="string" office:string-value="[&quot;キュウマ&quot;]" calcext:value-type="string">
            <text:p>["キュウマ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064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コノハ</text:p>
          </table:table-cell>
          <table:table-cell office:value-type="string" calcext:value-type="string">
            <text:p>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78]&amp;&quot;&quot;&quot;&quot;&amp;&quot;]&quot;" office:value-type="string" office:string-value="[&quot;コノハ&quot;]" calcext:value-type="string">
            <text:p>["コノハ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81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ジェスロ</text:p>
          </table:table-cell>
          <table:table-cell office:value-type="string" calcext:value-type="string">
            <text:p>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79]&amp;&quot;&quot;&quot;&quot;&amp;&quot;]&quot;" office:value-type="string" office:string-value="[&quot;ジェスロ&quot;]" calcext:value-type="string">
            <text:p>["ジェスロ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8820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スオウ</text:p>
          </table:table-cell>
          <table:table-cell office:value-type="string" calcext:value-type="string">
            <text:p>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80]&amp;&quot;&quot;&quot;&quot;&amp;&quot;]&quot;" office:value-type="string" office:string-value="[&quot;スオウ&quot;]" calcext:value-type="string">
            <text:p>["スオウ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8811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セイ</text:p>
          </table:table-cell>
          <table:table-cell office:value-type="string" calcext:value-type="string">
            <text:p>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81]&amp;&quot;&quot;&quot;&quot;&amp;&quot;]&quot;" office:value-type="string" office:string-value="[&quot;セイ&quot;]" calcext:value-type="string">
            <text:p>["セイ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881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ツクヨ</text:p>
          </table:table-cell>
          <table:table-cell office:value-type="string" calcext:value-type="string">
            <text:p>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82]&amp;&quot;&quot;&quot;&quot;&amp;&quot;]&quot;" office:value-type="string" office:string-value="[&quot;ツクヨ&quot;]" calcext:value-type="string">
            <text:p>["ツクヨ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810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ツバキ</text:p>
          </table:table-cell>
          <table:table-cell office:value-type="string" calcext:value-type="string">
            <text:p>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83]&amp;&quot;&quot;&quot;&quot;&amp;&quot;]&quot;" office:value-type="string" office:string-value="[&quot;ツバキ&quot;]" calcext:value-type="string">
            <text:p>["ツバキ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063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トウマ</text:p>
          </table:table-cell>
          <table:table-cell office:value-type="string" calcext:value-type="string">
            <text:p>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84]&amp;&quot;&quot;&quot;&quot;&amp;&quot;]&quot;" office:value-type="string" office:string-value="[&quot;トウマ&quot;]" calcext:value-type="string">
            <text:p>["トウマ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8136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トミ</text:p>
          </table:table-cell>
          <table:table-cell office:value-type="string" calcext:value-type="string">
            <text:p>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85]&amp;&quot;&quot;&quot;&quot;&amp;&quot;]&quot;" office:value-type="string" office:string-value="[&quot;トミ&quot;]" calcext:value-type="string">
            <text:p>["トミ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580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ハヅキ</text:p>
          </table:table-cell>
          <table:table-cell office:value-type="string" calcext:value-type="string">
            <text:p>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86]&amp;&quot;&quot;&quot;&quot;&amp;&quot;]&quot;" office:value-type="string" office:string-value="[&quot;ハヅキ&quot;]" calcext:value-type="string">
            <text:p>["ハヅキ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0642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マトイ</text:p>
          </table:table-cell>
          <table:table-cell office:value-type="string" calcext:value-type="string">
            <text:p>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87]&amp;&quot;&quot;&quot;&quot;&amp;&quot;]&quot;" office:value-type="string" office:string-value="[&quot;マトイ&quot;]" calcext:value-type="string">
            <text:p>["マトイ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580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マリナ</text:p>
          </table:table-cell>
          <table:table-cell office:value-type="string" calcext:value-type="string">
            <text:p>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88]&amp;&quot;&quot;&quot;&quot;&amp;&quot;]&quot;" office:value-type="string" office:string-value="[&quot;マリナ&quot;]" calcext:value-type="string">
            <text:p>["マリナ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881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ミコト</text:p>
          </table:table-cell>
          <table:table-cell office:value-type="string" calcext:value-type="string">
            <text:p>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89]&amp;&quot;&quot;&quot;&quot;&amp;&quot;]&quot;" office:value-type="string" office:string-value="[&quot;ミコト&quot;]" calcext:value-type="string">
            <text:p>["ミコト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063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メリエル</text:p>
          </table:table-cell>
          <table:table-cell office:value-type="string" calcext:value-type="string">
            <text:p>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90]&amp;&quot;&quot;&quot;&quot;&amp;&quot;]&quot;" office:value-type="string" office:string-value="[&quot;メリエル&quot;]" calcext:value-type="string">
            <text:p>["メリエ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5878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キリエ</text:p>
          </table:table-cell>
          <table:table-cell office:value-type="string" calcext:value-type="string">
            <text:p>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91]&amp;&quot;&quot;&quot;&quot;&amp;&quot;]&quot;" office:value-type="string" office:string-value="[&quot;キリエ&quot;]" calcext:value-type="string">
            <text:p>["キリエ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421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ユウギリ</text:p>
          </table:table-cell>
          <table:table-cell office:value-type="string" calcext:value-type="string">
            <text:p>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92]&amp;&quot;&quot;&quot;&quot;&amp;&quot;]&quot;" office:value-type="string" office:string-value="[&quot;ユウギリ&quot;]" calcext:value-type="string">
            <text:p>["ユウギリ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W4ripe_card_1317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サクト</text:p>
          </table:table-cell>
          <table:table-cell office:value-type="string" calcext:value-type="string">
            <text:p>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93]&amp;&quot;&quot;&quot;&quot;&amp;&quot;]&quot;" office:value-type="string" office:string-value="[&quot;サクト&quot;]" calcext:value-type="string">
            <text:p>["サクト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W4ripe_card_1317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ヤツグ</text:p>
          </table:table-cell>
          <table:table-cell office:value-type="string" calcext:value-type="string">
            <text:p>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94]&amp;&quot;&quot;&quot;&quot;&amp;&quot;]&quot;" office:value-type="string" office:string-value="[&quot;アヤツグ&quot;]" calcext:value-type="string">
            <text:p>["アヤツグ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W4ripe_card_13162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カリ</text:p>
          </table:table-cell>
          <table:table-cell office:value-type="string" calcext:value-type="string">
            <text:p>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95]&amp;&quot;&quot;&quot;&quot;&amp;&quot;]&quot;" office:value-type="string" office:string-value="[&quot;アカリ&quot;]" calcext:value-type="string">
            <text:p>["アカリ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6jkA1x_card_1484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ヨミチ</text:p>
          </table:table-cell>
          <table:table-cell office:value-type="string" calcext:value-type="string">
            <text:p>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96]&amp;&quot;&quot;&quot;&quot;&amp;&quot;]&quot;" office:value-type="string" office:string-value="[&quot;ヨミチ&quot;]" calcext:value-type="string">
            <text:p>["ヨミチ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6jkA1x_card_1484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ミオ</text:p>
          </table:table-cell>
          <table:table-cell office:value-type="string" calcext:value-type="string">
            <text:p>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97]&amp;&quot;&quot;&quot;&quot;&amp;&quot;]&quot;" office:value-type="string" office:string-value="[&quot;ミオ&quot;]" calcext:value-type="string">
            <text:p>["ミオ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W4ripe_card_1316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ルドベリク</text:p>
          </table:table-cell>
          <table:table-cell office:value-type="string" calcext:value-type="string">
            <text:p>[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98]&amp;&quot;&quot;&quot;&quot;&amp;&quot;]&quot;" office:value-type="string" office:string-value="[&quot;アルドベリク&quot;]" calcext:value-type="string">
            <text:p>["アルドベリク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868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イザーク</text:p>
          </table:table-cell>
          <table:table-cell office:value-type="string" calcext:value-type="string">
            <text:p>[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199]&amp;&quot;&quot;&quot;&quot;&amp;&quot;]&quot;" office:value-type="string" office:string-value="[&quot;イザーク&quot;]" calcext:value-type="string">
            <text:p>["イザーク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87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クィントゥス</text:p>
          </table:table-cell>
          <table:table-cell office:value-type="string" calcext:value-type="string">
            <text:p>[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00]&amp;&quot;&quot;&quot;&quot;&amp;&quot;]&quot;" office:value-type="string" office:string-value="[&quot;クィントゥス&quot;]" calcext:value-type="string">
            <text:p>["クィントゥス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164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クリネア</text:p>
          </table:table-cell>
          <table:table-cell office:value-type="string" calcext:value-type="string">
            <text:p>[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01]&amp;&quot;&quot;&quot;&quot;&amp;&quot;]&quot;" office:value-type="string" office:string-value="[&quot;クリネア&quot;]" calcext:value-type="string">
            <text:p>["クリネア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882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シミラル</text:p>
          </table:table-cell>
          <table:table-cell office:value-type="string" calcext:value-type="string">
            <text:p>[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02]&amp;&quot;&quot;&quot;&quot;&amp;&quot;]&quot;" office:value-type="string" office:string-value="[&quot;シミラル&quot;]" calcext:value-type="string">
            <text:p>["シミラ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12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ミカエラ</text:p>
          </table:table-cell>
          <table:table-cell office:value-type="string" calcext:value-type="string">
            <text:p>[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03]&amp;&quot;&quot;&quot;&quot;&amp;&quot;]&quot;" office:value-type="string" office:string-value="[&quot;ミカエラ&quot;]" calcext:value-type="string">
            <text:p>["ミカエラ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87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ルシエラ</text:p>
          </table:table-cell>
          <table:table-cell office:value-type="string" calcext:value-type="string">
            <text:p>[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04]&amp;&quot;&quot;&quot;&quot;&amp;&quot;]&quot;" office:value-type="string" office:string-value="[&quot;ルシエラ&quot;]" calcext:value-type="string">
            <text:p>["ルシエラ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871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ヴェレフキナ</text:p>
          </table:table-cell>
          <table:table-cell office:value-type="string" calcext:value-type="string">
            <text:p>[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05]&amp;&quot;&quot;&quot;&quot;&amp;&quot;]&quot;" office:value-type="string" office:string-value="[&quot;ヴェレフキナ&quot;]" calcext:value-type="string">
            <text:p>["ヴェレフキナ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126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ベアード</text:p>
          </table:table-cell>
          <table:table-cell office:value-type="string" calcext:value-type="string">
            <text:p>[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06]&amp;&quot;&quot;&quot;&quot;&amp;&quot;]&quot;" office:value-type="string" office:string-value="[&quot;ベアード&quot;]" calcext:value-type="string">
            <text:p>["ベアード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7331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ネーロ</text:p>
          </table:table-cell>
          <table:table-cell office:value-type="string" calcext:value-type="string">
            <text:p>[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07]&amp;&quot;&quot;&quot;&quot;&amp;&quot;]&quot;" office:value-type="string" office:string-value="[&quot;アネーロ&quot;]" calcext:value-type="string">
            <text:p>["アネーロ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7330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ブレド</text:p>
          </table:table-cell>
          <table:table-cell office:value-type="string" calcext:value-type="string">
            <text:p>[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08]&amp;&quot;&quot;&quot;&quot;&amp;&quot;]&quot;" office:value-type="string" office:string-value="[&quot;ブレド&quot;]" calcext:value-type="string">
            <text:p>["ブレド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7332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カルテロ</text:p>
          </table:table-cell>
          <table:table-cell office:value-type="string" calcext:value-type="string">
            <text:p>[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09]&amp;&quot;&quot;&quot;&quot;&amp;&quot;]&quot;" office:value-type="string" office:string-value="[&quot;カルテロ&quot;]" calcext:value-type="string">
            <text:p>["カルテロ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733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リグス</text:p>
          </table:table-cell>
          <table:table-cell office:value-type="string" calcext:value-type="string">
            <text:p>[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10]&amp;&quot;&quot;&quot;&quot;&amp;&quot;]&quot;" office:value-type="string" office:string-value="[&quot;リグス&quot;]" calcext:value-type="string">
            <text:p>["リグス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727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ナルナ</text:p>
          </table:table-cell>
          <table:table-cell office:value-type="string" calcext:value-type="string">
            <text:p>[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11]&amp;&quot;&quot;&quot;&quot;&amp;&quot;]&quot;" office:value-type="string" office:string-value="[&quot;ナルナ&quot;]" calcext:value-type="string">
            <text:p>["ナルナ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727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ロニール</text:p>
          </table:table-cell>
          <table:table-cell office:value-type="string" calcext:value-type="string">
            <text:p>[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12]&amp;&quot;&quot;&quot;&quot;&amp;&quot;]&quot;" office:value-type="string" office:string-value="[&quot;ロニール&quot;]" calcext:value-type="string">
            <text:p>["ロニー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7280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ヤネット</text:p>
          </table:table-cell>
          <table:table-cell office:value-type="string" calcext:value-type="string">
            <text:p>[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13]&amp;&quot;&quot;&quot;&quot;&amp;&quot;]&quot;" office:value-type="string" office:string-value="[&quot;ヤネット&quot;]" calcext:value-type="string">
            <text:p>["ヤネット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7271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フェルチ</text:p>
          </table:table-cell>
          <table:table-cell office:value-type="string" calcext:value-type="string">
            <text:p>[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14]&amp;&quot;&quot;&quot;&quot;&amp;&quot;]&quot;" office:value-type="string" office:string-value="[&quot;フェルチ&quot;]" calcext:value-type="string">
            <text:p>["フェルチ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7268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ファム</text:p>
          </table:table-cell>
          <table:table-cell office:value-type="string" calcext:value-type="string">
            <text:p>[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15]&amp;&quot;&quot;&quot;&quot;&amp;&quot;]&quot;" office:value-type="string" office:string-value="[&quot;ファム&quot;]" calcext:value-type="string">
            <text:p>["ファム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726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リィル</text:p>
          </table:table-cell>
          <table:table-cell office:value-type="string" calcext:value-type="string">
            <text:p>[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16]&amp;&quot;&quot;&quot;&quot;&amp;&quot;]&quot;" office:value-type="string" office:string-value="[&quot;リィル&quot;]" calcext:value-type="string">
            <text:p>["リィ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3640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エテルネ</text:p>
          </table:table-cell>
          <table:table-cell office:value-type="string" calcext:value-type="string">
            <text:p>[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17]&amp;&quot;&quot;&quot;&quot;&amp;&quot;]&quot;" office:value-type="string" office:string-value="[&quot;エテルネ&quot;]" calcext:value-type="string">
            <text:p>["エテルネ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363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ステラ</text:p>
          </table:table-cell>
          <table:table-cell office:value-type="string" calcext:value-type="string">
            <text:p>[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18]&amp;&quot;&quot;&quot;&quot;&amp;&quot;]&quot;" office:value-type="string" office:string-value="[&quot;アステラ&quot;]" calcext:value-type="string">
            <text:p>["アステラ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gMIjw4_card_1413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カイン</text:p>
          </table:table-cell>
          <table:table-cell office:value-type="string" calcext:value-type="string">
            <text:p>[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19]&amp;&quot;&quot;&quot;&quot;&amp;&quot;]&quot;" office:value-type="string" office:string-value="[&quot;カイン&quot;]" calcext:value-type="string">
            <text:p>["カイン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77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カルム</text:p>
          </table:table-cell>
          <table:table-cell office:value-type="string" calcext:value-type="string">
            <text:p>[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20]&amp;&quot;&quot;&quot;&quot;&amp;&quot;]&quot;" office:value-type="string" office:string-value="[&quot;カルム&quot;]" calcext:value-type="string">
            <text:p>["カルム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76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テルミド</text:p>
          </table:table-cell>
          <table:table-cell office:value-type="string" calcext:value-type="string">
            <text:p>[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21]&amp;&quot;&quot;&quot;&quot;&amp;&quot;]&quot;" office:value-type="string" office:string-value="[&quot;テルミド&quot;]" calcext:value-type="string">
            <text:p>["テルミド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770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ニティア</text:p>
          </table:table-cell>
          <table:table-cell office:value-type="string" calcext:value-type="string">
            <text:p>[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22]&amp;&quot;&quot;&quot;&quot;&amp;&quot;]&quot;" office:value-type="string" office:string-value="[&quot;ニティア&quot;]" calcext:value-type="string">
            <text:p>["ニティア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776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ニレイヌ</text:p>
          </table:table-cell>
          <table:table-cell office:value-type="string" calcext:value-type="string">
            <text:p>[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23]&amp;&quot;&quot;&quot;&quot;&amp;&quot;]&quot;" office:value-type="string" office:string-value="[&quot;ニレイヌ&quot;]" calcext:value-type="string">
            <text:p>["ニレイヌ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77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ミルドレッド</text:p>
          </table:table-cell>
          <table:table-cell office:value-type="string" calcext:value-type="string">
            <text:p>[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24]&amp;&quot;&quot;&quot;&quot;&amp;&quot;]&quot;" office:value-type="string" office:string-value="[&quot;ミルドレッド&quot;]" calcext:value-type="string">
            <text:p>["ミルドレッド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0298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マカド</text:p>
          </table:table-cell>
          <table:table-cell office:value-type="string" calcext:value-type="string">
            <text:p>[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25]&amp;&quot;&quot;&quot;&quot;&amp;&quot;]&quot;" office:value-type="string" office:string-value="[&quot;アマカド&quot;]" calcext:value-type="string">
            <text:p>["アマカド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786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ガンドゥ</text:p>
          </table:table-cell>
          <table:table-cell office:value-type="string" calcext:value-type="string">
            <text:p>[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26]&amp;&quot;&quot;&quot;&quot;&amp;&quot;]&quot;" office:value-type="string" office:string-value="[&quot;ガンドゥ&quot;]" calcext:value-type="string">
            <text:p>["ガンドゥ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786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ゲルデハイラ</text:p>
          </table:table-cell>
          <table:table-cell office:value-type="string" calcext:value-type="string">
            <text:p>[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27]&amp;&quot;&quot;&quot;&quot;&amp;&quot;]&quot;" office:value-type="string" office:string-value="[&quot;ゲルデハイラ&quot;]" calcext:value-type="string">
            <text:p>["ゲルデハイラ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7868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ジミー</text:p>
          </table:table-cell>
          <table:table-cell office:value-type="string" calcext:value-type="string">
            <text:p>[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28]&amp;&quot;&quot;&quot;&quot;&amp;&quot;]&quot;" office:value-type="string" office:string-value="[&quot;ジミー&quot;]" calcext:value-type="string">
            <text:p>["ジミー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7866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シュタル</text:p>
          </table:table-cell>
          <table:table-cell office:value-type="string" calcext:value-type="string">
            <text:p>[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29]&amp;&quot;&quot;&quot;&quot;&amp;&quot;]&quot;" office:value-type="string" office:string-value="[&quot;アシュタル&quot;]" calcext:value-type="string">
            <text:p>["アシュタ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788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ルミア</text:p>
          </table:table-cell>
          <table:table-cell office:value-type="string" calcext:value-type="string">
            <text:p>[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30]&amp;&quot;&quot;&quot;&quot;&amp;&quot;]&quot;" office:value-type="string" office:string-value="[&quot;ルミア&quot;]" calcext:value-type="string">
            <text:p>["ルミア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7891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リオテス</text:p>
          </table:table-cell>
          <table:table-cell office:value-type="string" calcext:value-type="string">
            <text:p>[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31]&amp;&quot;&quot;&quot;&quot;&amp;&quot;]&quot;" office:value-type="string" office:string-value="[&quot;アリオテス&quot;]" calcext:value-type="string">
            <text:p>["アリオテス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86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ーサー</text:p>
          </table:table-cell>
          <table:table-cell office:value-type="string" calcext:value-type="string">
            <text:p>[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32]&amp;&quot;&quot;&quot;&quot;&amp;&quot;]&quot;" office:value-type="string" office:string-value="[&quot;アーサー&quot;]" calcext:value-type="string">
            <text:p>["アーサー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878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オリアンヌ</text:p>
          </table:table-cell>
          <table:table-cell office:value-type="string" calcext:value-type="string">
            <text:p>[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33]&amp;&quot;&quot;&quot;&quot;&amp;&quot;]&quot;" office:value-type="string" office:string-value="[&quot;オリアンヌ&quot;]" calcext:value-type="string">
            <text:p>["オリアンヌ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881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カノン</text:p>
          </table:table-cell>
          <table:table-cell office:value-type="string" calcext:value-type="string">
            <text:p>[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34]&amp;&quot;&quot;&quot;&quot;&amp;&quot;]&quot;" office:value-type="string" office:string-value="[&quot;カノン&quot;]" calcext:value-type="string">
            <text:p>["カノン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7881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セリアル</text:p>
          </table:table-cell>
          <table:table-cell office:value-type="string" calcext:value-type="string">
            <text:p>[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35]&amp;&quot;&quot;&quot;&quot;&amp;&quot;]&quot;" office:value-type="string" office:string-value="[&quot;セリアル&quot;]" calcext:value-type="string">
            <text:p>["セリア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788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ハクア</text:p>
          </table:table-cell>
          <table:table-cell office:value-type="string" calcext:value-type="string">
            <text:p>[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36]&amp;&quot;&quot;&quot;&quot;&amp;&quot;]&quot;" office:value-type="string" office:string-value="[&quot;ハクア&quot;]" calcext:value-type="string">
            <text:p>["ハクア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7878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マイア</text:p>
          </table:table-cell>
          <table:table-cell office:value-type="string" calcext:value-type="string">
            <text:p>[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37]&amp;&quot;&quot;&quot;&quot;&amp;&quot;]&quot;" office:value-type="string" office:string-value="[&quot;マイア&quot;]" calcext:value-type="string">
            <text:p>["マイア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032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リヴェータ</text:p>
          </table:table-cell>
          <table:table-cell office:value-type="string" calcext:value-type="string">
            <text:p>[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38]&amp;&quot;&quot;&quot;&quot;&amp;&quot;]&quot;" office:value-type="string" office:string-value="[&quot;リヴェータ&quot;]" calcext:value-type="string">
            <text:p>["リヴェータ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7872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ルドヴィカ</text:p>
          </table:table-cell>
          <table:table-cell office:value-type="string" calcext:value-type="string">
            <text:p>[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39]&amp;&quot;&quot;&quot;&quot;&amp;&quot;]&quot;" office:value-type="string" office:string-value="[&quot;ルドヴィカ&quot;]" calcext:value-type="string">
            <text:p>["ルドヴィ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787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サギ</text:p>
          </table:table-cell>
          <table:table-cell office:value-type="string" calcext:value-type="string">
            <text:p>[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40]&amp;&quot;&quot;&quot;&quot;&amp;&quot;]&quot;" office:value-type="string" office:string-value="[&quot;アサギ&quot;]" calcext:value-type="string">
            <text:p>["アサギ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595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ッカ</text:p>
          </table:table-cell>
          <table:table-cell office:value-type="string" calcext:value-type="string">
            <text:p>[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41]&amp;&quot;&quot;&quot;&quot;&amp;&quot;]&quot;" office:value-type="string" office:string-value="[&quot;アッカ&quot;]" calcext:value-type="string">
            <text:p>["アッ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529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トヤ</text:p>
          </table:table-cell>
          <table:table-cell office:value-type="string" calcext:value-type="string">
            <text:p>[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42]&amp;&quot;&quot;&quot;&quot;&amp;&quot;]&quot;" office:value-type="string" office:string-value="[&quot;アトヤ&quot;]" calcext:value-type="string">
            <text:p>["アトヤ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5952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コベニ</text:p>
          </table:table-cell>
          <table:table-cell office:value-type="string" calcext:value-type="string">
            <text:p>[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43]&amp;&quot;&quot;&quot;&quot;&amp;&quot;]&quot;" office:value-type="string" office:string-value="[&quot;コベニ&quot;]" calcext:value-type="string">
            <text:p>["コベニ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596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キワム</text:p>
          </table:table-cell>
          <table:table-cell office:value-type="string" calcext:value-type="string">
            <text:p>[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44]&amp;&quot;&quot;&quot;&quot;&amp;&quot;]&quot;" office:value-type="string" office:string-value="[&quot;キワム&quot;]" calcext:value-type="string">
            <text:p>["キワム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594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スミオ</text:p>
          </table:table-cell>
          <table:table-cell office:value-type="string" calcext:value-type="string">
            <text:p>[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45]&amp;&quot;&quot;&quot;&quot;&amp;&quot;]&quot;" office:value-type="string" office:string-value="[&quot;スミオ&quot;]" calcext:value-type="string">
            <text:p>["スミオ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528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トキオ</text:p>
          </table:table-cell>
          <table:table-cell office:value-type="string" calcext:value-type="string">
            <text:p>[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46]&amp;&quot;&quot;&quot;&quot;&amp;&quot;]&quot;" office:value-type="string" office:string-value="[&quot;トキオ&quot;]" calcext:value-type="string">
            <text:p>["トキオ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5290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ミュール</text:p>
          </table:table-cell>
          <table:table-cell office:value-type="string" calcext:value-type="string">
            <text:p>[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47]&amp;&quot;&quot;&quot;&quot;&amp;&quot;]&quot;" office:value-type="string" office:string-value="[&quot;ミュール&quot;]" calcext:value-type="string">
            <text:p>["ミュー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5958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ヤチヨ</text:p>
          </table:table-cell>
          <table:table-cell office:value-type="string" calcext:value-type="string">
            <text:p>[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48]&amp;&quot;&quot;&quot;&quot;&amp;&quot;]&quot;" office:value-type="string" office:string-value="[&quot;ヤチヨ&quot;]" calcext:value-type="string">
            <text:p>["ヤチヨ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5296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タイシ</text:p>
          </table:table-cell>
          <table:table-cell office:value-type="string" calcext:value-type="string">
            <text:p>[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49]&amp;&quot;&quot;&quot;&quot;&amp;&quot;]&quot;" office:value-type="string" office:string-value="[&quot;タイシ&quot;]" calcext:value-type="string">
            <text:p>["タイシ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662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テーラ</text:p>
          </table:table-cell>
          <table:table-cell office:value-type="string" calcext:value-type="string">
            <text:p>[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50]&amp;&quot;&quot;&quot;&quot;&amp;&quot;]&quot;" office:value-type="string" office:string-value="[&quot;テーラ&quot;]" calcext:value-type="string">
            <text:p>["テーラ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65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ピリア</text:p>
          </table:table-cell>
          <table:table-cell office:value-type="string" calcext:value-type="string">
            <text:p>[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51]&amp;&quot;&quot;&quot;&quot;&amp;&quot;]&quot;" office:value-type="string" office:string-value="[&quot;ピリア&quot;]" calcext:value-type="string">
            <text:p>["ピリア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65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ファルサ</text:p>
          </table:table-cell>
          <table:table-cell office:value-type="string" calcext:value-type="string">
            <text:p>[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52]&amp;&quot;&quot;&quot;&quot;&amp;&quot;]&quot;" office:value-type="string" office:string-value="[&quot;ファルサ&quot;]" calcext:value-type="string">
            <text:p>["ファルサ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66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レグル</text:p>
          </table:table-cell>
          <table:table-cell office:value-type="string" calcext:value-type="string">
            <text:p>[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53]&amp;&quot;&quot;&quot;&quot;&amp;&quot;]&quot;" office:value-type="string" office:string-value="[&quot;レグル&quot;]" calcext:value-type="string">
            <text:p>["レグ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650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ヴァレウス</text:p>
          </table:table-cell>
          <table:table-cell office:value-type="string" calcext:value-type="string">
            <text:p>[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54]&amp;&quot;&quot;&quot;&quot;&amp;&quot;]&quot;" office:value-type="string" office:string-value="[&quot;ヴァレウス&quot;]" calcext:value-type="string">
            <text:p>["ヴァレウス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2656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イーニア</text:p>
          </table:table-cell>
          <table:table-cell office:value-type="string" calcext:value-type="string">
            <text:p>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55]&amp;&quot;&quot;&quot;&quot;&amp;&quot;]&quot;" office:value-type="string" office:string-value="[&quot;イーニア&quot;]" calcext:value-type="string">
            <text:p>["イーニア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843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リエッタ</text:p>
          </table:table-cell>
          <table:table-cell office:value-type="string" calcext:value-type="string">
            <text:p>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56]&amp;&quot;&quot;&quot;&quot;&amp;&quot;]&quot;" office:value-type="string" office:string-value="[&quot;アリエッタ&quot;]" calcext:value-type="string">
            <text:p>["アリエッタ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361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エリス</text:p>
          </table:table-cell>
          <table:table-cell office:value-type="string" calcext:value-type="string">
            <text:p>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57]&amp;&quot;&quot;&quot;&quot;&amp;&quot;]&quot;" office:value-type="string" office:string-value="[&quot;エリス&quot;]" calcext:value-type="string">
            <text:p>["エリス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37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ソフィ</text:p>
          </table:table-cell>
          <table:table-cell office:value-type="string" calcext:value-type="string">
            <text:p>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58]&amp;&quot;&quot;&quot;&quot;&amp;&quot;]&quot;" office:value-type="string" office:string-value="[&quot;ソフィ&quot;]" calcext:value-type="string">
            <text:p>["ソフィ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36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レナ</text:p>
          </table:table-cell>
          <table:table-cell office:value-type="string" calcext:value-type="string">
            <text:p>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59]&amp;&quot;&quot;&quot;&quot;&amp;&quot;]&quot;" office:value-type="string" office:string-value="[&quot;レナ&quot;]" calcext:value-type="string">
            <text:p>["レナ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370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リルム</text:p>
          </table:table-cell>
          <table:table-cell office:value-type="string" calcext:value-type="string">
            <text:p>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60]&amp;&quot;&quot;&quot;&quot;&amp;&quot;]&quot;" office:value-type="string" office:string-value="[&quot;リルム&quot;]" calcext:value-type="string">
            <text:p>["リルム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36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ウラ</text:p>
          </table:table-cell>
          <table:table-cell office:value-type="string" calcext:value-type="string">
            <text:p>[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61]&amp;&quot;&quot;&quot;&quot;&amp;&quot;]&quot;" office:value-type="string" office:string-value="[&quot;アウラ&quot;]" calcext:value-type="string">
            <text:p>["アウラ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10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ヴィン</text:p>
          </table:table-cell>
          <table:table-cell office:value-type="string" calcext:value-type="string">
            <text:p>[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62]&amp;&quot;&quot;&quot;&quot;&amp;&quot;]&quot;" office:value-type="string" office:string-value="[&quot;アヴィン&quot;]" calcext:value-type="string">
            <text:p>["アヴィン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40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クオン</text:p>
          </table:table-cell>
          <table:table-cell office:value-type="string" calcext:value-type="string">
            <text:p>[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63]&amp;&quot;&quot;&quot;&quot;&amp;&quot;]&quot;" office:value-type="string" office:string-value="[&quot;クオン&quot;]" calcext:value-type="string">
            <text:p>["クオン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13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ルルベル(大)</text:p>
          </table:table-cell>
          <table:table-cell office:value-type="string" calcext:value-type="string">
            <text:p>[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64]&amp;&quot;&quot;&quot;&quot;&amp;&quot;]&quot;" office:value-type="string" office:string-value="[&quot;ルルベル(大)&quot;]" calcext:value-type="string">
            <text:p>["ルルベル(大)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6110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ステイシー</text:p>
          </table:table-cell>
          <table:table-cell office:value-type="string" calcext:value-type="string">
            <text:p>[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65]&amp;&quot;&quot;&quot;&quot;&amp;&quot;]&quot;" office:value-type="string" office:string-value="[&quot;ステイシー&quot;]" calcext:value-type="string">
            <text:p>["ステイシー"]</text:p>
          </table:table-cell>
          <table:table-cell office:value-type="string" calcext:value-type="string">
            <text:p>["#"],"</text:p>
          </table:table-cell>
          <table:table-cell table:style-name="Default" office:value-type="string" calcext:value-type="string">
            <text:p>card_1088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セリーヌ</text:p>
          </table:table-cell>
          <table:table-cell office:value-type="string" calcext:value-type="string">
            <text:p>[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66]&amp;&quot;&quot;&quot;&quot;&amp;&quot;]&quot;" office:value-type="string" office:string-value="[&quot;セリーヌ&quot;]" calcext:value-type="string">
            <text:p>["セリーヌ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0878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アリス</text:p>
          </table:table-cell>
          <table:table-cell office:value-type="string" calcext:value-type="string">
            <text:p>[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67]&amp;&quot;&quot;&quot;&quot;&amp;&quot;]&quot;" office:value-type="string" office:string-value="[&quot;アリス&quot;]" calcext:value-type="string">
            <text:p>["アリス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087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ダム</text:p>
          </table:table-cell>
          <table:table-cell office:value-type="string" calcext:value-type="string">
            <text:p>[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68]&amp;&quot;&quot;&quot;&quot;&amp;&quot;]&quot;" office:value-type="string" office:string-value="[&quot;ダム&quot;]" calcext:value-type="string">
            <text:p>["ダム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4268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ディー</text:p>
          </table:table-cell>
          <table:table-cell office:value-type="string" calcext:value-type="string">
            <text:p>[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69]&amp;&quot;&quot;&quot;&quot;&amp;&quot;]&quot;" office:value-type="string" office:string-value="[&quot;ディー&quot;]" calcext:value-type="string">
            <text:p>["ディー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426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イレーナ</text:p>
          </table:table-cell>
          <table:table-cell office:value-type="string" calcext:value-type="string">
            <text:p>[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70]&amp;&quot;&quot;&quot;&quot;&amp;&quot;]&quot;" office:value-type="string" office:string-value="[&quot;イレーナ&quot;]" calcext:value-type="string">
            <text:p>["イレーナ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0884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ユッカ</text:p>
          </table:table-cell>
          <table:table-cell office:value-type="string" calcext:value-type="string">
            <text:p>[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71]&amp;&quot;&quot;&quot;&quot;&amp;&quot;]&quot;" office:value-type="string" office:string-value="[&quot;ユッカ&quot;]" calcext:value-type="string">
            <text:p>["ユッカ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5400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セティエ</text:p>
          </table:table-cell>
          <table:table-cell office:value-type="string" calcext:value-type="string">
            <text:p>[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72]&amp;&quot;&quot;&quot;&quot;&amp;&quot;]&quot;" office:value-type="string" office:string-value="[&quot;セティエ&quot;]" calcext:value-type="string">
            <text:p>["セティエ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0838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イーディス</text:p>
          </table:table-cell>
          <table:table-cell office:value-type="string" calcext:value-type="string">
            <text:p>[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73]&amp;&quot;&quot;&quot;&quot;&amp;&quot;]&quot;" office:value-type="string" office:string-value="[&quot;イーディス&quot;]" calcext:value-type="string">
            <text:p>["イーディス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802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ウリシラ</text:p>
          </table:table-cell>
          <table:table-cell office:value-type="string" calcext:value-type="string">
            <text:p>[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74]&amp;&quot;&quot;&quot;&quot;&amp;&quot;]&quot;" office:value-type="string" office:string-value="[&quot;ウリシラ&quot;]" calcext:value-type="string">
            <text:p>["ウリシラ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801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エレイン</text:p>
          </table:table-cell>
          <table:table-cell office:value-type="string" calcext:value-type="string">
            <text:p>[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75]&amp;&quot;&quot;&quot;&quot;&amp;&quot;]&quot;" office:value-type="string" office:string-value="[&quot;エレイン&quot;]" calcext:value-type="string">
            <text:p>["エレイン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11026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カナメ</text:p>
          </table:table-cell>
          <table:table-cell office:value-type="string" calcext:value-type="string">
            <text:p>[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76]&amp;&quot;&quot;&quot;&quot;&amp;&quot;]&quot;" office:value-type="string" office:string-value="[&quot;カナメ&quot;]" calcext:value-type="string">
            <text:p>["カナメ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8029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クルス</text:p>
          </table:table-cell>
          <table:table-cell office:value-type="string" calcext:value-type="string">
            <text:p>[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77]&amp;&quot;&quot;&quot;&quot;&amp;&quot;]&quot;" office:value-type="string" office:string-value="[&quot;クルス&quot;]" calcext:value-type="string">
            <text:p>["クルス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8026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ミィア</text:p>
          </table:table-cell>
          <table:table-cell office:value-type="string" calcext:value-type="string">
            <text:p>[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78]&amp;&quot;&quot;&quot;&quot;&amp;&quot;]&quot;" office:value-type="string" office:string-value="[&quot;ミィア&quot;]" calcext:value-type="string">
            <text:p>["ミィア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8020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ルルベル(小)</text:p>
          </table:table-cell>
          <table:table-cell office:value-type="string" calcext:value-type="string">
            <text:p>[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79]&amp;&quot;&quot;&quot;&quot;&amp;&quot;]&quot;" office:value-type="string" office:string-value="[&quot;ルルベル(小)&quot;]" calcext:value-type="string">
            <text:p>["ルルベル(小)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8013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ユスティー</text:p>
          </table:table-cell>
          <table:table-cell office:value-type="string" calcext:value-type="string">
            <text:p>[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80]&amp;&quot;&quot;&quot;&quot;&amp;&quot;]&quot;" office:value-type="string" office:string-value="[&quot;ユスティー&quot;]" calcext:value-type="string">
            <text:p>["ユスティー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625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リアーネ</text:p>
          </table:table-cell>
          <table:table-cell office:value-type="string" calcext:value-type="string">
            <text:p>[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81]&amp;&quot;&quot;&quot;&quot;&amp;&quot;]&quot;" office:value-type="string" office:string-value="[&quot;リアーネ&quot;]" calcext:value-type="string">
            <text:p>["リアーネ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627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エレニ</text:p>
          </table:table-cell>
          <table:table-cell office:value-type="string" calcext:value-type="string">
            <text:p>[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82]&amp;&quot;&quot;&quot;&quot;&amp;&quot;]&quot;" office:value-type="string" office:string-value="[&quot;エレニ&quot;]" calcext:value-type="string">
            <text:p>["エレニ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628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ペトラ</text:p>
          </table:table-cell>
          <table:table-cell office:value-type="string" calcext:value-type="string">
            <text:p>[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83]&amp;&quot;&quot;&quot;&quot;&amp;&quot;]&quot;" office:value-type="string" office:string-value="[&quot;ペトラ&quot;]" calcext:value-type="string">
            <text:p>["ペトラ"]</text:p>
          </table:table-cell>
          <table:table-cell office:value-type="string" calcext:value-type="string">
            <text:p>["#"],"</text:p>
          </table:table-cell>
          <table:table-cell office:value-type="string" calcext:value-type="string">
            <text:p>card_09626_1.png</text:p>
          </table:table-cell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84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85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86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87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88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89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90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91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92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93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94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95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96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97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98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299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300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301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302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303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304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305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306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307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308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309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310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&quot;[&quot;&amp;&quot;&quot;&quot;&quot;&amp;[.A311]&amp;&quot;&quot;&quot;&quot;&amp;&quot;]&quot;" office:value-type="string" office:string-value="[&quot;&quot;]" calcext:value-type="string">
            <text:p>[""]</text:p>
          </table:table-cell>
          <table:table-cell office:value-type="string" calcext:value-type="string">
            <text:p>["#"],"</text:p>
          </table:table-cell>
          <table:table-cell/>
          <table:table-cell table:style-name="ce2" office:value-type="string" calcext:value-type="string">
            <text:p>"]</text:p>
          </table:table-cell>
          <table:table-cell table:number-columns-repeated="957"/>
        </table:table-row>
        <table:table-row table:style-name="ro1" table:number-rows-repeated="1048264">
          <table:table-cell table:number-columns-repeated="999"/>
        </table:table-row>
        <table:table-row table:style-name="ro1"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Arial1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1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3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0122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2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3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4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5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27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28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29" number:language="ja" number:country="JP">
      <number:hours/>
      <number:text>時</number:text>
      <number:minutes number:style="long"/>
      <number:text>分</number:text>
    </number:time-style>
    <number:time-style style:name="N1013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1" number:language="ja" number:country="JP">
      <number:year number:style="long"/>
      <number:text>年</number:text>
      <number:month number:style="long"/>
      <number:text>月</number:text>
    </number:date-style>
    <number:date-style style:name="N10132" number:language="ja" number:country="JP">
      <number:month number:style="long"/>
      <number:text>月</number:text>
      <number:day number:style="long"/>
      <number:text>日</number:text>
    </number:date-style>
    <number:number-style style:name="N10133P0" style:volatile="true" number:language="ja" number:country="JP">
      <number:number number:decimal-places="0" loext:min-decimal-places="0" number:min-integer-digits="1" number:grouping="true"/>
    </number:number-style>
    <number:number-style style:name="N10133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3P0"/>
    </number:number-style>
    <number:number-style style:name="N10134P0" style:volatile="true" number:language="ja" number:country="JP">
      <number:number number:decimal-places="0" loext:min-decimal-places="0" number:min-integer-digits="1" number:grouping="true"/>
    </number:number-style>
    <number:number-style style:name="N10134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number number:decimal-places="2" loext:min-decimal-places="2" number:min-integer-digits="1" number:grouping="true"/>
    </number:number-style>
    <number:number-style style:name="N10135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number number:decimal-places="2" loext:min-decimal-places="2" number:min-integer-digits="1" number:grouping="true"/>
    </number:number-style>
    <number:number-style style:name="N10136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ja" number:country="JP">
      <loext:text> </loext:text>
      <loext:fill-character> </loext:fill-character>
      <number:text>- </number:text>
    </number:number-style>
    <number:text-style style:name="N10137" number:language="ja" number:country="JP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ja" number:country="JP">
      <loext:text> ¥</loext:text>
      <loext:fill-character> </loext:fill-character>
      <number:text>- </number:text>
    </number:number-style>
    <number:text-style style:name="N10138" number:language="ja" number:country="JP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ja" number:country="JP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ja" number:country="JP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0T21:03:10.460000000</meta:creation-date>
    <dc:date>2020-06-21T02:46:07.428000000</dc:date>
    <meta:editing-duration>PT2H47M2S</meta:editing-duration>
    <meta:editing-cycles>36</meta:editing-cycles>
    <meta:generator>LibreOffice/6.3.4.2$Windows_X86_64 LibreOffice_project/60da17e045e08f1793c57c00ba83cdfce946d0aa</meta:generator>
    <meta:document-statistic meta:table-count="1" meta:cell-count="13001" meta:object-count="0"/>
  </office:meta>
</office:document-meta>
</file>